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6.5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3.9638in" svg:y="0.8031in">
            <draw:object draw:notify-on-update-of-ranges="Sheet1.F2:Sheet1.F41 Sheet1.V1:Sheet1.V1 Sheet1.V2:Sheet1.V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_key_error_vector</text:p>
          </table:table-cell>
          <table:table-cell table:style-name="Default" office:value-type="string" calcext:value-type="string">
            <text:p>_normalize_class_distribution</text:p>
          </table:table-cell>
          <table:table-cell table:style-name="Default" office:value-type="string" calcext:value-type="string">
            <text:p>_number_replacement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test_files</text:p>
          </table:table-cell>
          <table:table-cell office:value-type="string" calcext:value-type="string">
            <text:p>_train_files</text:p>
          </table:table-cell>
          <table:table-cell table:style-name="Default" office:value-type="string" calcext:value-type="string">
            <text:p>_use_question_mark</text:p>
          </table:table-cell>
          <table:table-cell office:value-type="string" calcext:value-type="string">
            <text:p>_vector_file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accuracy_0</text:p>
          </table:table-cell>
          <table:table-cell office:value-type="string" calcext:value-type="string">
            <text:p>loss_1</text:p>
          </table:table-cell>
          <table:table-cell office:value-type="string" calcext:value-type="string">
            <text:p>precision_per_class_2</text:p>
          </table:table-cell>
          <table:table-cell office:value-type="string" calcext:value-type="string">
            <text:p>precision_per_class_3</text:p>
          </table:table-cell>
          <table:table-cell office:value-type="string" calcext:value-type="string">
            <text:p>precision_per_class_4</text:p>
          </table:table-cell>
          <table:table-cell office:value-type="string" calcext:value-type="string">
            <text:p>recall_per_class_5</text:p>
          </table:table-cell>
          <table:table-cell office:value-type="string" calcext:value-type="string">
            <text:p>recall_per_class_6</text:p>
          </table:table-cell>
          <table:table-cell office:value-type="string" calcext:value-type="string">
            <text:p>recall_per_class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3833" calcext:value-type="float">
            <text:p>0.873833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0.876562" calcext:value-type="float">
            <text:p>0.876562</text:p>
          </table:table-cell>
          <table:table-cell office:value-type="float" office:value="0.44" calcext:value-type="float">
            <text:p>0.44</text:p>
          </table:table-cell>
          <table:table-cell office:value-type="float" office:value="-1" calcext:value-type="float">
            <text:p>-1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0417722" calcext:value-type="float">
            <text:p>0.0417722</text:p>
          </table:table-cell>
          <table:table-cell office:value-type="float" office:value="0" calcext:value-type="float">
            <text:p>0</text:p>
          </table:table-cell>
          <table:table-cell table:formula="of:=2*[.M2]*[.P2]/([.M2]+[.P2])" office:value-type="float" office:value="0.933845735282044" calcext:value-type="float">
            <text:p>0.9338457353</text:p>
          </table:table-cell>
          <table:table-cell table:formula="of:=2*[.N2]*[.Q2]/([.N2]+[.Q2])" office:value-type="float" office:value="0.0763006582779164" calcext:value-type="float">
            <text:p>0.0763006583</text:p>
          </table:table-cell>
          <table:table-cell table:formula="of:=2*[.O2]*[.R2]/([.O2]+[.R2])" office:value-type="float" office:value="0" calcext:value-type="float">
            <text:p>0</text:p>
          </table:table-cell>
          <table:table-cell table:formula="of:=IF(AND([.S2]&gt;0;[.T2]&gt;0;[.U2]&gt;0);3/((1/[.S2])+(1/[.T2])+(1/[.U2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374184" calcext:value-type="float">
            <text:p>0.374184</text:p>
          </table:table-cell>
          <table:table-cell office:value-type="float" office:value="0.883887" calcext:value-type="float">
            <text:p>0.883887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612069" calcext:value-type="float">
            <text:p>0.612069</text:p>
          </table:table-cell>
          <table:table-cell office:value-type="float" office:value="0.994647" calcext:value-type="float">
            <text:p>0.994647</text:p>
          </table:table-cell>
          <table:table-cell office:value-type="float" office:value="0.0683544" calcext:value-type="float">
            <text:p>0.0683544</text:p>
          </table:table-cell>
          <table:table-cell office:value-type="float" office:value="0.0949198" calcext:value-type="float">
            <text:p>0.0949198</text:p>
          </table:table-cell>
          <table:table-cell table:formula="of:=2*[.M3]*[.P3]/([.M3]+[.P3])" office:value-type="float" office:value="0.936001746988875" calcext:value-type="float">
            <text:p>0.936001747</text:p>
          </table:table-cell>
          <table:table-cell table:formula="of:=2*[.N3]*[.Q3]/([.N3]+[.Q3])" office:value-type="float" office:value="0.119866753172264" calcext:value-type="float">
            <text:p>0.1198667532</text:p>
          </table:table-cell>
          <table:table-cell table:formula="of:=2*[.O3]*[.R3]/([.O3]+[.R3])" office:value-type="float" office:value="0.1643518739369" calcext:value-type="float">
            <text:p>0.1643518739</text:p>
          </table:table-cell>
          <table:table-cell table:formula="of:=IF(AND([.S3]&gt;0;[.T3]&gt;0;[.U3]&gt;0);3/((1/[.S3])+(1/[.T3])+(1/[.U3]));0)" office:value-type="float" office:value="0.193604880121971" calcext:value-type="float">
            <text:p>0.193604880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403456" calcext:value-type="float">
            <text:p>0.403456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4]*[.P4]/([.M4]+[.P4])" office:value-type="float" office:value="0.931219114251741" calcext:value-type="float">
            <text:p>0.9312191143</text:p>
          </table:table-cell>
          <table:table-cell table:formula="of:=2*[.N4]*[.Q4]/([.N4]+[.Q4])" office:value-type="float" office:value="0.0100502490498977" calcext:value-type="float">
            <text:p>0.010050249</text:p>
          </table:table-cell>
          <table:table-cell table:formula="of:=2*[.O4]*[.R4]/([.O4]+[.R4])" office:value-type="float" office:value="0" calcext:value-type="float">
            <text:p>0</text:p>
          </table:table-cell>
          <table:table-cell table:formula="of:=IF(AND([.S4]&gt;0;[.T4]&gt;0;[.U4]&gt;0);3/((1/[.S4])+(1/[.T4])+(1/[.U4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6225" calcext:value-type="float">
            <text:p>0.86225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80811" calcext:value-type="float">
            <text:p>0.880811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80486" calcext:value-type="float">
            <text:p>0.980486</text:p>
          </table:table-cell>
          <table:table-cell office:value-type="float" office:value="0.0873418" calcext:value-type="float">
            <text:p>0.0873418</text:p>
          </table:table-cell>
          <table:table-cell office:value-type="float" office:value="0.037037" calcext:value-type="float">
            <text:p>0.037037</text:p>
          </table:table-cell>
          <table:table-cell table:formula="of:=2*[.M5]*[.P5]/([.M5]+[.P5])" office:value-type="float" office:value="0.92797963371348" calcext:value-type="float">
            <text:p>0.9279796337</text:p>
          </table:table-cell>
          <table:table-cell table:formula="of:=2*[.N5]*[.Q5]/([.N5]+[.Q5])" office:value-type="float" office:value="0.133462327690253" calcext:value-type="float">
            <text:p>0.1334623277</text:p>
          </table:table-cell>
          <table:table-cell table:formula="of:=2*[.O5]*[.R5]/([.O5]+[.R5])" office:value-type="float" office:value="0.0639999403519981" calcext:value-type="float">
            <text:p>0.0639999404</text:p>
          </table:table-cell>
          <table:table-cell table:formula="of:=IF(AND([.S5]&gt;0;[.T5]&gt;0;[.U5]&gt;0);3/((1/[.S5])+(1/[.T5])+(1/[.U5]));0)" office:value-type="float" office:value="0.123990636146827" calcext:value-type="float">
            <text:p>0.123990636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68917" calcext:value-type="float">
            <text:p>0.868917</text:p>
          </table:table-cell>
          <table:table-cell office:value-type="float" office:value="0.63557" calcext:value-type="float">
            <text:p>0.63557</text:p>
          </table:table-cell>
          <table:table-cell office:value-type="float" office:value="0.914828" calcext:value-type="float">
            <text:p>0.914828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421846" calcext:value-type="float">
            <text:p>0.421846</text:p>
          </table:table-cell>
          <table:table-cell office:value-type="float" office:value="0.962641" calcext:value-type="float">
            <text:p>0.962641</text:p>
          </table:table-cell>
          <table:table-cell office:value-type="float" office:value="0.162025" calcext:value-type="float">
            <text:p>0.162025</text:p>
          </table:table-cell>
          <table:table-cell office:value-type="float" office:value="0.301075" calcext:value-type="float">
            <text:p>0.301075</text:p>
          </table:table-cell>
          <table:table-cell table:formula="of:=2*[.M6]*[.P6]/([.M6]+[.P6])" office:value-type="float" office:value="0.938125679569676" calcext:value-type="float">
            <text:p>0.9381256796</text:p>
          </table:table-cell>
          <table:table-cell table:formula="of:=2*[.N6]*[.Q6]/([.N6]+[.Q6])" office:value-type="float" office:value="0.205457275250888" calcext:value-type="float">
            <text:p>0.2054572753</text:p>
          </table:table-cell>
          <table:table-cell table:formula="of:=2*[.O6]*[.R6]/([.O6]+[.R6])" office:value-type="float" office:value="0.351372513594155" calcext:value-type="float">
            <text:p>0.3513725136</text:p>
          </table:table-cell>
          <table:table-cell table:formula="of:=IF(AND([.S6]&gt;0;[.T6]&gt;0;[.U6]&gt;0);3/((1/[.S6])+(1/[.T6])+(1/[.U6]));0)" office:value-type="float" office:value="0.341719523198369" calcext:value-type="float">
            <text:p>0.341719523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4667" calcext:value-type="float">
            <text:p>0.874667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893854" calcext:value-type="float">
            <text:p>0.89385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0.398649" calcext:value-type="float">
            <text:p>0.398649</text:p>
          </table:table-cell>
          <table:table-cell office:value-type="float" office:value="0.988057" calcext:value-type="float">
            <text:p>0.988057</text:p>
          </table:table-cell>
          <table:table-cell office:value-type="float" office:value="0.121519" calcext:value-type="float">
            <text:p>0.121519</text:p>
          </table:table-cell>
          <table:table-cell office:value-type="float" office:value="0.0793011" calcext:value-type="float">
            <text:p>0.0793011</text:p>
          </table:table-cell>
          <table:table-cell table:formula="of:=2*[.M7]*[.P7]/([.M7]+[.P7])" office:value-type="float" office:value="0.938597735682506" calcext:value-type="float">
            <text:p>0.9385977357</text:p>
          </table:table-cell>
          <table:table-cell table:formula="of:=2*[.N7]*[.Q7]/([.N7]+[.Q7])" office:value-type="float" office:value="0.178937625556168" calcext:value-type="float">
            <text:p>0.1789376256</text:p>
          </table:table-cell>
          <table:table-cell table:formula="of:=2*[.O7]*[.R7]/([.O7]+[.R7])" office:value-type="float" office:value="0.132287049271043" calcext:value-type="float">
            <text:p>0.1322870493</text:p>
          </table:table-cell>
          <table:table-cell table:formula="of:=IF(AND([.S7]&gt;0;[.T7]&gt;0;[.U7]&gt;0);3/((1/[.S7])+(1/[.T7])+(1/[.U7]));0)" office:value-type="float" office:value="0.21107024492463" calcext:value-type="float">
            <text:p>0.21107024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083" calcext:value-type="float">
            <text:p>0.897083</text:p>
          </table:table-cell>
          <table:table-cell office:value-type="float" office:value="0.453369" calcext:value-type="float">
            <text:p>0.453369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403087" calcext:value-type="float">
            <text:p>0.403087</text:p>
          </table:table-cell>
          <table:table-cell office:value-type="float" office:value="0.620843" calcext:value-type="float">
            <text:p>0.620843</text:p>
          </table:table-cell>
          <table:table-cell office:value-type="float" office:value="0.979455" calcext:value-type="float">
            <text:p>0.979455</text:p>
          </table:table-cell>
          <table:table-cell office:value-type="float" office:value="0.297468" calcext:value-type="float">
            <text:p>0.297468</text:p>
          </table:table-cell>
          <table:table-cell office:value-type="float" office:value="0.375839" calcext:value-type="float">
            <text:p>0.375839</text:p>
          </table:table-cell>
          <table:table-cell table:formula="of:=2*[.M8]*[.P8]/([.M8]+[.P8])" office:value-type="float" office:value="0.956557955580562" calcext:value-type="float">
            <text:p>0.9565579556</text:p>
          </table:table-cell>
          <table:table-cell table:formula="of:=2*[.N8]*[.Q8]/([.N8]+[.Q8])" office:value-type="float" office:value="0.342315688892378" calcext:value-type="float">
            <text:p>0.3423156889</text:p>
          </table:table-cell>
          <table:table-cell table:formula="of:=2*[.O8]*[.R8]/([.O8]+[.R8])" office:value-type="float" office:value="0.46822760374322" calcext:value-type="float">
            <text:p>0.4682276037</text:p>
          </table:table-cell>
          <table:table-cell table:formula="of:=IF(AND([.S8]&gt;0;[.T8]&gt;0;[.U8]&gt;0);3/((1/[.S8])+(1/[.T8])+(1/[.U8]));0)" office:value-type="float" office:value="0.491609173359738" calcext:value-type="float">
            <text:p>0.49160917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5333" calcext:value-type="float">
            <text:p>0.895333</text:p>
          </table:table-cell>
          <table:table-cell office:value-type="float" office:value="0.282881" calcext:value-type="float">
            <text:p>0.282881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447257" calcext:value-type="float">
            <text:p>0.447257</text:p>
          </table:table-cell>
          <table:table-cell office:value-type="float" office:value="0.566845" calcext:value-type="float">
            <text:p>0.566845</text:p>
          </table:table-cell>
          <table:table-cell office:value-type="float" office:value="0.986144" calcext:value-type="float">
            <text:p>0.98614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84564" calcext:value-type="float">
            <text:p>0.284564</text:p>
          </table:table-cell>
          <table:table-cell table:formula="of:=2*[.M9]*[.P9]/([.M9]+[.P9])" office:value-type="float" office:value="0.954804193772662" calcext:value-type="float">
            <text:p>0.9548041938</text:p>
          </table:table-cell>
          <table:table-cell table:formula="of:=2*[.N9]*[.Q9]/([.N9]+[.Q9])" office:value-type="float" office:value="0.335442593749956" calcext:value-type="float">
            <text:p>0.3354425937</text:p>
          </table:table-cell>
          <table:table-cell table:formula="of:=2*[.O9]*[.R9]/([.O9]+[.R9])" office:value-type="float" office:value="0.37890997295072" calcext:value-type="float">
            <text:p>0.378909973</text:p>
          </table:table-cell>
          <table:table-cell table:formula="of:=IF(AND([.S9]&gt;0;[.T9]&gt;0;[.U9]&gt;0);3/((1/[.S9])+(1/[.T9])+(1/[.U9]));0)" office:value-type="float" office:value="0.44993562499552" calcext:value-type="float">
            <text:p>0.44993562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418575" calcext:value-type="float">
            <text:p>0.418575</text:p>
          </table:table-cell>
          <table:table-cell office:value-type="float" office:value="0.951684" calcext:value-type="float">
            <text:p>0.9516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963688" calcext:value-type="float">
            <text:p>0.963688</text:p>
          </table:table-cell>
          <table:table-cell office:value-type="float" office:value="0.298734" calcext:value-type="float">
            <text:p>0.298734</text:p>
          </table:table-cell>
          <table:table-cell office:value-type="float" office:value="0.542282" calcext:value-type="float">
            <text:p>0.542282</text:p>
          </table:table-cell>
          <table:table-cell table:formula="of:=2*[.M10]*[.P10]/([.M10]+[.P10])" office:value-type="float" office:value="0.957648384326387" calcext:value-type="float">
            <text:p>0.9576483843</text:p>
          </table:table-cell>
          <table:table-cell table:formula="of:=2*[.N10]*[.Q10]/([.N10]+[.Q10])" office:value-type="float" office:value="0.3400575853922" calcext:value-type="float">
            <text:p>0.3400575854</text:p>
          </table:table-cell>
          <table:table-cell table:formula="of:=2*[.O10]*[.R10]/([.O10]+[.R10])" office:value-type="float" office:value="0.521290187408837" calcext:value-type="float">
            <text:p>0.5212901874</text:p>
          </table:table-cell>
          <table:table-cell table:formula="of:=IF(AND([.S10]&gt;0;[.T10]&gt;0;[.U10]&gt;0);3/((1/[.S10])+(1/[.T10])+(1/[.U10]));0)" office:value-type="float" office:value="0.508197191958487" calcext:value-type="float">
            <text:p>0.5081971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27999" calcext:value-type="float">
            <text:p>0.327999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465426" calcext:value-type="float">
            <text:p>0.465426</text:p>
          </table:table-cell>
          <table:table-cell office:value-type="float" office:value="0.542222" calcext:value-type="float">
            <text:p>0.542222</text:p>
          </table:table-cell>
          <table:table-cell office:value-type="float" office:value="0.990158" calcext:value-type="float">
            <text:p>0.990158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63758" calcext:value-type="float">
            <text:p>0.163758</text:p>
          </table:table-cell>
          <table:table-cell table:formula="of:=2*[.M11]*[.P11]/([.M11]+[.P11])" office:value-type="float" office:value="0.947859588471897" calcext:value-type="float">
            <text:p>0.9478595885</text:p>
          </table:table-cell>
          <table:table-cell table:formula="of:=2*[.N11]*[.Q11]/([.N11]+[.Q11])" office:value-type="float" office:value="0.300171635557432" calcext:value-type="float">
            <text:p>0.3001716356</text:p>
          </table:table-cell>
          <table:table-cell table:formula="of:=2*[.O11]*[.R11]/([.O11]+[.R11])" office:value-type="float" office:value="0.251545908597977" calcext:value-type="float">
            <text:p>0.2515459086</text:p>
          </table:table-cell>
          <table:table-cell table:formula="of:=IF(AND([.S11]&gt;0;[.T11]&gt;0;[.U11]&gt;0);3/((1/[.S11])+(1/[.T11])+(1/[.U11]));0)" office:value-type="float" office:value="0.358772134711441" calcext:value-type="float">
            <text:p>0.358772134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583" calcext:value-type="float">
            <text:p>0.888583</text:p>
          </table:table-cell>
          <table:table-cell office:value-type="float" office:value="0.335963" calcext:value-type="float">
            <text:p>0.335963</text:p>
          </table:table-cell>
          <table:table-cell office:value-type="float" office:value="0.906863" calcext:value-type="float">
            <text:p>0.906863</text:p>
          </table:table-cell>
          <table:table-cell office:value-type="float" office:value="0.506211" calcext:value-type="float">
            <text:p>0.506211</text:p>
          </table:table-cell>
          <table:table-cell office:value-type="float" office:value="0.551181" calcext:value-type="float">
            <text:p>0.551181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206329" calcext:value-type="float">
            <text:p>0.206329</text:p>
          </table:table-cell>
          <table:table-cell office:value-type="float" office:value="0.186916" calcext:value-type="float">
            <text:p>0.186916</text:p>
          </table:table-cell>
          <table:table-cell table:formula="of:=2*[.M12]*[.P12]/([.M12]+[.P12])" office:value-type="float" office:value="0.946767289337806" calcext:value-type="float">
            <text:p>0.9467672893</text:p>
          </table:table-cell>
          <table:table-cell table:formula="of:=2*[.N12]*[.Q12]/([.N12]+[.Q12])" office:value-type="float" office:value="0.293165322421197" calcext:value-type="float">
            <text:p>0.2931653224</text:p>
          </table:table-cell>
          <table:table-cell table:formula="of:=2*[.O12]*[.R12]/([.O12]+[.R12])" office:value-type="float" office:value="0.279162624413864" calcext:value-type="float">
            <text:p>0.2791626244</text:p>
          </table:table-cell>
          <table:table-cell table:formula="of:=IF(AND([.S12]&gt;0;[.T12]&gt;0;[.U12]&gt;0);3/((1/[.S12])+(1/[.T12])+(1/[.U12]));0)" office:value-type="float" office:value="0.372698039171376" calcext:value-type="float">
            <text:p>0.37269803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421738" calcext:value-type="float">
            <text:p>0.4217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365566" calcext:value-type="float">
            <text:p>0.365566</text:p>
          </table:table-cell>
          <table:table-cell office:value-type="float" office:value="0.56998" calcext:value-type="float">
            <text:p>0.56998</text:p>
          </table:table-cell>
          <table:table-cell office:value-type="float" office:value="0.966351" calcext:value-type="float">
            <text:p>0.966351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75167" calcext:value-type="float">
            <text:p>0.375167</text:p>
          </table:table-cell>
          <table:table-cell table:formula="of:=2*[.M13]*[.P13]/([.M13]+[.P13])" office:value-type="float" office:value="0.957291353706043" calcext:value-type="float">
            <text:p>0.9572913537</text:p>
          </table:table-cell>
          <table:table-cell table:formula="of:=2*[.N13]*[.Q13]/([.N13]+[.Q13])" office:value-type="float" office:value="0.378510328838438" calcext:value-type="float">
            <text:p>0.3785103288</text:p>
          </table:table-cell>
          <table:table-cell table:formula="of:=2*[.O13]*[.R13]/([.O13]+[.R13])" office:value-type="float" office:value="0.452496144324639" calcext:value-type="float">
            <text:p>0.4524961443</text:p>
          </table:table-cell>
          <table:table-cell table:formula="of:=IF(AND([.S13]&gt;0;[.T13]&gt;0;[.U13]&gt;0);3/((1/[.S13])+(1/[.T13])+(1/[.U13]));0)" office:value-type="float" office:value="0.508775230980056" calcext:value-type="float">
            <text:p>0.50877523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417" calcext:value-type="float">
            <text:p>0.884417</text:p>
          </table:table-cell>
          <table:table-cell office:value-type="float" office:value="0.36275" calcext:value-type="float">
            <text:p>0.36275</text:p>
          </table:table-cell>
          <table:table-cell office:value-type="float" office:value="0.898238" calcext:value-type="float">
            <text:p>0.898238</text:p>
          </table:table-cell>
          <table:table-cell office:value-type="float" office:value="0.490119" calcext:value-type="float">
            <text:p>0.490119</text:p>
          </table:table-cell>
          <table:table-cell office:value-type="float" office:value="0.532164" calcext:value-type="float">
            <text:p>0.532164</text:p>
          </table:table-cell>
          <table:table-cell office:value-type="float" office:value="0.994073" calcext:value-type="float">
            <text:p>0.994073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21333" calcext:value-type="float">
            <text:p>0.121333</text:p>
          </table:table-cell>
          <table:table-cell table:formula="of:=2*[.M14]*[.P14]/([.M14]+[.P14])" office:value-type="float" office:value="0.943728745828778" calcext:value-type="float">
            <text:p>0.9437287458</text:p>
          </table:table-cell>
          <table:table-cell table:formula="of:=2*[.N14]*[.Q14]/([.N14]+[.Q14])" office:value-type="float" office:value="0.2377756678932" calcext:value-type="float">
            <text:p>0.2377756679</text:p>
          </table:table-cell>
          <table:table-cell table:formula="of:=2*[.O14]*[.R14]/([.O14]+[.R14])" office:value-type="float" office:value="0.197610867722423" calcext:value-type="float">
            <text:p>0.1976108677</text:p>
          </table:table-cell>
          <table:table-cell table:formula="of:=IF(AND([.S14]&gt;0;[.T14]&gt;0;[.U14]&gt;0);3/((1/[.S14])+(1/[.T14])+(1/[.U14]));0)" office:value-type="float" office:value="0.290536591729492" calcext:value-type="float">
            <text:p>0.290536591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25" calcext:value-type="float">
            <text:p>0.88425</text:p>
          </table:table-cell>
          <table:table-cell office:value-type="float" office:value="0.477358" calcext:value-type="float">
            <text:p>0.477358</text:p>
          </table:table-cell>
          <table:table-cell office:value-type="float" office:value="0.932584" calcext:value-type="float">
            <text:p>0.932584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3" calcext:value-type="float">
            <text:p>0.3</text:p>
          </table:table-cell>
          <table:table-cell table:formula="of:=2*[.M15]*[.P15]/([.M15]+[.P15])" office:value-type="float" office:value="0.949995249312736" calcext:value-type="float">
            <text:p>0.9499952493</text:p>
          </table:table-cell>
          <table:table-cell table:formula="of:=2*[.N15]*[.Q15]/([.N15]+[.Q15])" office:value-type="float" office:value="0.348759390142754" calcext:value-type="float">
            <text:p>0.3487593901</text:p>
          </table:table-cell>
          <table:table-cell table:formula="of:=2*[.O15]*[.R15]/([.O15]+[.R15])" office:value-type="float" office:value="0.377833730764104" calcext:value-type="float">
            <text:p>0.3778337308</text:p>
          </table:table-cell>
          <table:table-cell table:formula="of:=IF(AND([.S15]&gt;0;[.T15]&gt;0;[.U15]&gt;0);3/((1/[.S15])+(1/[.T15])+(1/[.U15]));0)" office:value-type="float" office:value="0.456856735947005" calcext:value-type="float">
            <text:p>0.456856735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49583" calcext:value-type="float">
            <text:p>0.849583</text:p>
          </table:table-cell>
          <table:table-cell office:value-type="float" office:value="0.679771" calcext:value-type="float">
            <text:p>0.679771</text:p>
          </table:table-cell>
          <table:table-cell office:value-type="float" office:value="0.895529" calcext:value-type="float">
            <text:p>0.895529</text:p>
          </table:table-cell>
          <table:table-cell office:value-type="float" office:value="0.226766" calcext:value-type="float">
            <text:p>0.226766</text:p>
          </table:table-cell>
          <table:table-cell office:value-type="float" office:value="0.259136" calcext:value-type="float">
            <text:p>0.259136</text:p>
          </table:table-cell>
          <table:table-cell office:value-type="float" office:value="0.956002" calcext:value-type="float">
            <text:p>0.956002</text:p>
          </table:table-cell>
          <table:table-cell office:value-type="float" office:value="0.154822" calcext:value-type="float">
            <text:p>0.154822</text:p>
          </table:table-cell>
          <table:table-cell office:value-type="float" office:value="0.103038" calcext:value-type="float">
            <text:p>0.103038</text:p>
          </table:table-cell>
          <table:table-cell table:formula="of:=2*[.M16]*[.P16]/([.M16]+[.P16])" office:value-type="float" office:value="0.924777943289094" calcext:value-type="float">
            <text:p>0.9247779433</text:p>
          </table:table-cell>
          <table:table-cell table:formula="of:=2*[.N16]*[.Q16]/([.N16]+[.Q16])" office:value-type="float" office:value="0.184011895824816" calcext:value-type="float">
            <text:p>0.1840118958</text:p>
          </table:table-cell>
          <table:table-cell table:formula="of:=2*[.O16]*[.R16]/([.O16]+[.R16])" office:value-type="float" office:value="0.147447664205603" calcext:value-type="float">
            <text:p>0.1474476642</text:p>
          </table:table-cell>
          <table:table-cell table:formula="of:=IF(AND([.S16]&gt;0;[.T16]&gt;0;[.U16]&gt;0);3/((1/[.S16])+(1/[.T16])+(1/[.U16]));0)" office:value-type="float" office:value="0.225600559549318" calcext:value-type="float">
            <text:p>0.225600559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403299" calcext:value-type="float">
            <text:p>0.403299</text:p>
          </table:table-cell>
          <table:table-cell office:value-type="float" office:value="0.871748" calcext:value-type="float">
            <text:p>0.871748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00507614" calcext:value-type="float">
            <text:p>0.00507614</text:p>
          </table:table-cell>
          <table:table-cell office:value-type="float" office:value="0" calcext:value-type="float">
            <text:p>0</text:p>
          </table:table-cell>
          <table:table-cell table:formula="of:=2*[.M17]*[.P17]/([.M17]+[.P17])" office:value-type="float" office:value="0.931438442821636" calcext:value-type="float">
            <text:p>0.9314384428</text:p>
          </table:table-cell>
          <table:table-cell table:formula="of:=2*[.N17]*[.Q17]/([.N17]+[.Q17])" office:value-type="float" office:value="0.010050247077599" calcext:value-type="float">
            <text:p>0.0100502471</text:p>
          </table:table-cell>
          <table:table-cell table:formula="of:=2*[.O17]*[.R17]/([.O17]+[.R17])" office:value-type="float" office:value="0" calcext:value-type="float">
            <text:p>0</text:p>
          </table:table-cell>
          <table:table-cell table:formula="of:=IF(AND([.S17]&gt;0;[.T17]&gt;0;[.U17]&gt;0);3/((1/[.S17])+(1/[.T17])+(1/[.U17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402054" calcext:value-type="float">
            <text:p>0.402054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38914" calcext:value-type="float">
            <text:p>0.38914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993408" calcext:value-type="float">
            <text:p>0.993408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0134409" calcext:value-type="float">
            <text:p>0.0134409</text:p>
          </table:table-cell>
          <table:table-cell table:formula="of:=2*[.M18]*[.P18]/([.M18]+[.P18])" office:value-type="float" office:value="0.936208855850437" calcext:value-type="float">
            <text:p>0.9362088559</text:p>
          </table:table-cell>
          <table:table-cell table:formula="of:=2*[.N18]*[.Q18]/([.N18]+[.Q18])" office:value-type="float" office:value="0.170297330102642" calcext:value-type="float">
            <text:p>0.1702973301</text:p>
          </table:table-cell>
          <table:table-cell table:formula="of:=2*[.O18]*[.R18]/([.O18]+[.R18])" office:value-type="float" office:value="0.0257400976013908" calcext:value-type="float">
            <text:p>0.0257400976</text:p>
          </table:table-cell>
          <table:table-cell table:formula="of:=IF(AND([.S18]&gt;0;[.T18]&gt;0;[.U18]&gt;0);3/((1/[.S18])+(1/[.T18])+(1/[.U18]));0)" office:value-type="float" office:value="0.0655163281651594" calcext:value-type="float">
            <text:p>0.065516328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710403" calcext:value-type="float">
            <text:p>0.710403</text:p>
          </table:table-cell>
          <table:table-cell office:value-type="float" office:value="0.899397" calcext:value-type="float">
            <text:p>0.899397</text:p>
          </table:table-cell>
          <table:table-cell office:value-type="float" office:value="0.322344" calcext:value-type="float">
            <text:p>0.322344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98395" calcext:value-type="float">
            <text:p>0.98395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193548" calcext:value-type="float">
            <text:p>0.193548</text:p>
          </table:table-cell>
          <table:table-cell table:formula="of:=2*[.M19]*[.P19]/([.M19]+[.P19])" office:value-type="float" office:value="0.93977549346987" calcext:value-type="float">
            <text:p>0.9397754935</text:p>
          </table:table-cell>
          <table:table-cell table:formula="of:=2*[.N19]*[.Q19]/([.N19]+[.Q19])" office:value-type="float" office:value="0.165725460594914" calcext:value-type="float">
            <text:p>0.1657254606</text:p>
          </table:table-cell>
          <table:table-cell table:formula="of:=2*[.O19]*[.R19]/([.O19]+[.R19])" office:value-type="float" office:value="0.28235251017284" calcext:value-type="float">
            <text:p>0.2823525102</text:p>
          </table:table-cell>
          <table:table-cell table:formula="of:=IF(AND([.S19]&gt;0;[.T19]&gt;0;[.U19]&gt;0);3/((1/[.S19])+(1/[.T19])+(1/[.U19]));0)" office:value-type="float" office:value="0.281959343037623" calcext:value-type="float">
            <text:p>0.28195934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6417" calcext:value-type="float">
            <text:p>0.886417</text:p>
          </table:table-cell>
          <table:table-cell office:value-type="float" office:value="0.424107" calcext:value-type="float">
            <text:p>0.424107</text:p>
          </table:table-cell>
          <table:table-cell office:value-type="float" office:value="0.948476" calcext:value-type="float">
            <text:p>0.948476</text:p>
          </table:table-cell>
          <table:table-cell office:value-type="float" office:value="0.342217" calcext:value-type="float">
            <text:p>0.342217</text:p>
          </table:table-cell>
          <table:table-cell office:value-type="float" office:value="0.569892" calcext:value-type="float">
            <text:p>0.569892</text:p>
          </table:table-cell>
          <table:table-cell office:value-type="float" office:value="0.96044" calcext:value-type="float">
            <text:p>0.96044</text:p>
          </table:table-cell>
          <table:table-cell office:value-type="float" office:value="0.406329" calcext:value-type="float">
            <text:p>0.406329</text:p>
          </table:table-cell>
          <table:table-cell office:value-type="float" office:value="0.355705" calcext:value-type="float">
            <text:p>0.355705</text:p>
          </table:table-cell>
          <table:table-cell table:formula="of:=2*[.M20]*[.P20]/([.M20]+[.P20])" office:value-type="float" office:value="0.954420508225611" calcext:value-type="float">
            <text:p>0.9544205082</text:p>
          </table:table-cell>
          <table:table-cell table:formula="of:=2*[.N20]*[.Q20]/([.N20]+[.Q20])" office:value-type="float" office:value="0.371527444921221" calcext:value-type="float">
            <text:p>0.3715274449</text:p>
          </table:table-cell>
          <table:table-cell table:formula="of:=2*[.O20]*[.R20]/([.O20]+[.R20])" office:value-type="float" office:value="0.438016618161035" calcext:value-type="float">
            <text:p>0.4380166182</text:p>
          </table:table-cell>
          <table:table-cell table:formula="of:=IF(AND([.S20]&gt;0;[.T20]&gt;0;[.U20]&gt;0);3/((1/[.S20])+(1/[.T20])+(1/[.U20]));0)" office:value-type="float" office:value="0.498143105639702" calcext:value-type="float">
            <text:p>0.498143105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16287" calcext:value-type="float">
            <text:p>0.316287</text:p>
          </table:table-cell>
          <table:table-cell office:value-type="float" office:value="0.919279" calcext:value-type="float">
            <text:p>0.919279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0.575269" calcext:value-type="float">
            <text:p>0.575269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325316" calcext:value-type="float">
            <text:p>0.325316</text:p>
          </table:table-cell>
          <table:table-cell office:value-type="float" office:value="0.143624" calcext:value-type="float">
            <text:p>0.143624</text:p>
          </table:table-cell>
          <table:table-cell table:formula="of:=2*[.M21]*[.P21]/([.M21]+[.P21])" office:value-type="float" office:value="0.950424756094741" calcext:value-type="float">
            <text:p>0.9504247561</text:p>
          </table:table-cell>
          <table:table-cell table:formula="of:=2*[.N21]*[.Q21]/([.N21]+[.Q21])" office:value-type="float" office:value="0.365835942249886" calcext:value-type="float">
            <text:p>0.3658359422</text:p>
          </table:table-cell>
          <table:table-cell table:formula="of:=2*[.O21]*[.R21]/([.O21]+[.R21])" office:value-type="float" office:value="0.229860173505654" calcext:value-type="float">
            <text:p>0.2298601735</text:p>
          </table:table-cell>
          <table:table-cell table:formula="of:=IF(AND([.S21]&gt;0;[.T21]&gt;0;[.U21]&gt;0);3/((1/[.S21])+(1/[.T21])+(1/[.U21]));0)" office:value-type="float" office:value="0.36872713274499" calcext:value-type="float">
            <text:p>0.36872713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934525" calcext:value-type="float">
            <text:p>0.934525</text:p>
          </table:table-cell>
          <table:table-cell office:value-type="float" office:value="0.401835" calcext:value-type="float">
            <text:p>0.401835</text:p>
          </table:table-cell>
          <table:table-cell office:value-type="float" office:value="0.572597" calcext:value-type="float">
            <text:p>0.572597</text:p>
          </table:table-cell>
          <table:table-cell office:value-type="float" office:value="0.979358" calcext:value-type="float">
            <text:p>0.979358</text:p>
          </table:table-cell>
          <table:table-cell office:value-type="float" office:value="0.277215" calcext:value-type="float">
            <text:p>0.277215</text:p>
          </table:table-cell>
          <table:table-cell office:value-type="float" office:value="0.375335" calcext:value-type="float">
            <text:p>0.375335</text:p>
          </table:table-cell>
          <table:table-cell table:formula="of:=2*[.M22]*[.P22]/([.M22]+[.P22])" office:value-type="float" office:value="0.956416390082361" calcext:value-type="float">
            <text:p>0.9564163901</text:p>
          </table:table-cell>
          <table:table-cell table:formula="of:=2*[.N22]*[.Q22]/([.N22]+[.Q22])" office:value-type="float" office:value="0.328089800530152" calcext:value-type="float">
            <text:p>0.3280898005</text:p>
          </table:table-cell>
          <table:table-cell table:formula="of:=2*[.O22]*[.R22]/([.O22]+[.R22])" office:value-type="float" office:value="0.453441164545558" calcext:value-type="float">
            <text:p>0.4534411645</text:p>
          </table:table-cell>
          <table:table-cell table:formula="of:=IF(AND([.S22]&gt;0;[.T22]&gt;0;[.U22]&gt;0);3/((1/[.S22])+(1/[.T22])+(1/[.U22]));0)" office:value-type="float" office:value="0.476275639055585" calcext:value-type="float">
            <text:p>0.476275639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667" calcext:value-type="float">
            <text:p>0.890667</text:p>
          </table:table-cell>
          <table:table-cell office:value-type="float" office:value="0.310994" calcext:value-type="float">
            <text:p>0.310994</text:p>
          </table:table-cell>
          <table:table-cell office:value-type="float" office:value="0.920754" calcext:value-type="float">
            <text:p>0.920754</text:p>
          </table:table-cell>
          <table:table-cell office:value-type="float" office:value="0.432479" calcext:value-type="float">
            <text:p>0.432479</text:p>
          </table:table-cell>
          <table:table-cell office:value-type="float" office:value="0.581081" calcext:value-type="float">
            <text:p>0.581081</text:p>
          </table:table-cell>
          <table:table-cell office:value-type="float" office:value="0.984901" calcext:value-type="float">
            <text:p>0.984901</text:p>
          </table:table-cell>
          <table:table-cell office:value-type="float" office:value="0.320253" calcext:value-type="float">
            <text:p>0.320253</text:p>
          </table:table-cell>
          <table:table-cell office:value-type="float" office:value="0.172922" calcext:value-type="float">
            <text:p>0.172922</text:p>
          </table:table-cell>
          <table:table-cell table:formula="of:=2*[.M23]*[.P23]/([.M23]+[.P23])" office:value-type="float" office:value="0.951747861343213" calcext:value-type="float">
            <text:p>0.9517478613</text:p>
          </table:table-cell>
          <table:table-cell table:formula="of:=2*[.N23]*[.Q23]/([.N23]+[.Q23])" office:value-type="float" office:value="0.36800002440975" calcext:value-type="float">
            <text:p>0.3680000244</text:p>
          </table:table-cell>
          <table:table-cell table:formula="of:=2*[.O23]*[.R23]/([.O23]+[.R23])" office:value-type="float" office:value="0.2665286177429" calcext:value-type="float">
            <text:p>0.2665286177</text:p>
          </table:table-cell>
          <table:table-cell table:formula="of:=IF(AND([.S23]&gt;0;[.T23]&gt;0;[.U23]&gt;0);3/((1/[.S23])+(1/[.T23])+(1/[.U23]));0)" office:value-type="float" office:value="0.398934478467642" calcext:value-type="float">
            <text:p>0.398934478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32436" calcext:value-type="float">
            <text:p>0.32436</text:p>
          </table:table-cell>
          <table:table-cell office:value-type="float" office:value="0.912333" calcext:value-type="float">
            <text:p>0.912333</text:p>
          </table:table-cell>
          <table:table-cell office:value-type="float" office:value="0.435518" calcext:value-type="float">
            <text:p>0.435518</text:p>
          </table:table-cell>
          <table:table-cell office:value-type="float" office:value="0.61" calcext:value-type="float">
            <text:p>0.61</text:p>
          </table:table-cell>
          <table:table-cell office:value-type="float" office:value="0.987482" calcext:value-type="float">
            <text:p>0.987482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162884" calcext:value-type="float">
            <text:p>0.162884</text:p>
          </table:table-cell>
          <table:table-cell table:formula="of:=2*[.M24]*[.P24]/([.M24]+[.P24])" office:value-type="float" office:value="0.948421204702563" calcext:value-type="float">
            <text:p>0.9484212047</text:p>
          </table:table-cell>
          <table:table-cell table:formula="of:=2*[.N24]*[.Q24]/([.N24]+[.Q24])" office:value-type="float" office:value="0.32724423152357" calcext:value-type="float">
            <text:p>0.3272442315</text:p>
          </table:table-cell>
          <table:table-cell table:formula="of:=2*[.O24]*[.R24]/([.O24]+[.R24])" office:value-type="float" office:value="0.257112943210107" calcext:value-type="float">
            <text:p>0.2571129432</text:p>
          </table:table-cell>
          <table:table-cell table:formula="of:=IF(AND([.S24]&gt;0;[.T24]&gt;0;[.U24]&gt;0);3/((1/[.S24])+(1/[.T24])+(1/[.U24]));0)" office:value-type="float" office:value="0.375021244049305" calcext:value-type="float">
            <text:p>0.37502124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.896</text:p>
          </table:table-cell>
          <table:table-cell office:value-type="float" office:value="0.426578" calcext:value-type="float">
            <text:p>0.426578</text:p>
          </table:table-cell>
          <table:table-cell office:value-type="float" office:value="0.933497" calcext:value-type="float">
            <text:p>0.933497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99034" calcext:value-type="float">
            <text:p>0.599034</text:p>
          </table:table-cell>
          <table:table-cell office:value-type="float" office:value="0.980506" calcext:value-type="float">
            <text:p>0.980506</text:p>
          </table:table-cell>
          <table:table-cell office:value-type="float" office:value="0.30916" calcext:value-type="float">
            <text:p>0.30916</text:p>
          </table:table-cell>
          <table:table-cell office:value-type="float" office:value="0.331108" calcext:value-type="float">
            <text:p>0.331108</text:p>
          </table:table-cell>
          <table:table-cell table:formula="of:=2*[.M25]*[.P25]/([.M25]+[.P25])" office:value-type="float" office:value="0.956424216139682" calcext:value-type="float">
            <text:p>0.9564242161</text:p>
          </table:table-cell>
          <table:table-cell table:formula="of:=2*[.N25]*[.Q25]/([.N25]+[.Q25])" office:value-type="float" office:value="0.352173748619911" calcext:value-type="float">
            <text:p>0.3521737486</text:p>
          </table:table-cell>
          <table:table-cell table:formula="of:=2*[.O25]*[.R25]/([.O25]+[.R25])" office:value-type="float" office:value="0.426483159930419" calcext:value-type="float">
            <text:p>0.4264831599</text:p>
          </table:table-cell>
          <table:table-cell table:formula="of:=IF(AND([.S25]&gt;0;[.T25]&gt;0;[.U25]&gt;0);3/((1/[.S25])+(1/[.T25])+(1/[.U25]));0)" office:value-type="float" office:value="0.481554294579854" calcext:value-type="float">
            <text:p>0.481554294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6917" calcext:value-type="float">
            <text:p>0.856917</text:p>
          </table:table-cell>
          <table:table-cell office:value-type="float" office:value="0.696563" calcext:value-type="float">
            <text:p>0.696563</text:p>
          </table:table-cell>
          <table:table-cell office:value-type="float" office:value="0.886219" calcext:value-type="float">
            <text:p>0.886219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265372" calcext:value-type="float">
            <text:p>0.265372</text:p>
          </table:table-cell>
          <table:table-cell office:value-type="float" office:value="0.969874" calcext:value-type="float">
            <text:p>0.969874</text:p>
          </table:table-cell>
          <table:table-cell office:value-type="float" office:value="0.0763359" calcext:value-type="float">
            <text:p>0.0763359</text:p>
          </table:table-cell>
          <table:table-cell office:value-type="float" office:value="0.108179" calcext:value-type="float">
            <text:p>0.108179</text:p>
          </table:table-cell>
          <table:table-cell table:formula="of:=2*[.M26]*[.P26]/([.M26]+[.P26])" office:value-type="float" office:value="0.926161314552665" calcext:value-type="float">
            <text:p>0.9261613146</text:p>
          </table:table-cell>
          <table:table-cell table:formula="of:=2*[.N26]*[.Q26]/([.N26]+[.Q26])" office:value-type="float" office:value="0.116054128520704" calcext:value-type="float">
            <text:p>0.1160541285</text:p>
          </table:table-cell>
          <table:table-cell table:formula="of:=2*[.O26]*[.R26]/([.O26]+[.R26])" office:value-type="float" office:value="0.153701516462277" calcext:value-type="float">
            <text:p>0.1537015165</text:p>
          </table:table-cell>
          <table:table-cell table:formula="of:=IF(AND([.S26]&gt;0;[.T26]&gt;0;[.U26]&gt;0);3/((1/[.S26])+(1/[.T26])+(1/[.U26]));0)" office:value-type="float" office:value="0.185156484866897" calcext:value-type="float">
            <text:p>0.18515648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1417" calcext:value-type="float">
            <text:p>0.871417</text:p>
          </table:table-cell>
          <table:table-cell office:value-type="float" office:value="0.396005" calcext:value-type="float">
            <text:p>0.396005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-1" calcext:value-type="float">
            <text:p>-1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" calcext:value-type="float">
            <text:p>0</text:p>
          </table:table-cell>
          <table:table-cell table:formula="of:=2*[.M27]*[.P27]/([.M27]+[.P27])" office:value-type="float" office:value="0.931607940122813" calcext:value-type="float">
            <text:p>0.9316079401</text:p>
          </table:table-cell>
          <table:table-cell table:formula="of:=2*[.N27]*[.Q27]/([.N27]+[.Q27])" office:value-type="float" office:value="0.0386940138499689" calcext:value-type="float">
            <text:p>0.0386940138</text:p>
          </table:table-cell>
          <table:table-cell table:formula="of:=2*[.O27]*[.R27]/([.O27]+[.R27])" office:value-type="float" office:value="0" calcext:value-type="float">
            <text:p>0</text:p>
          </table:table-cell>
          <table:table-cell table:formula="of:=IF(AND([.S27]&gt;0;[.T27]&gt;0;[.U27]&gt;0);3/((1/[.S27])+(1/[.T27])+(1/[.U27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4583" calcext:value-type="float">
            <text:p>0.874583</text:p>
          </table:table-cell>
          <table:table-cell office:value-type="float" office:value="0.425051" calcext:value-type="float">
            <text:p>0.425051</text:p>
          </table:table-cell>
          <table:table-cell office:value-type="float" office:value="0.878722" calcext:value-type="float">
            <text:p>0.878722</text:p>
          </table:table-cell>
          <table:table-cell office:value-type="float" office:value="0.398058" calcext:value-type="float">
            <text:p>0.39805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0802139" calcext:value-type="float">
            <text:p>0.00802139</text:p>
          </table:table-cell>
          <table:table-cell table:formula="of:=2*[.M28]*[.P28]/([.M28]+[.P28])" office:value-type="float" office:value="0.93486071039702" calcext:value-type="float">
            <text:p>0.9348607104</text:p>
          </table:table-cell>
          <table:table-cell table:formula="of:=2*[.N28]*[.Q28]/([.N28]+[.Q28])" office:value-type="float" office:value="0.0918252477387269" calcext:value-type="float">
            <text:p>0.0918252477</text:p>
          </table:table-cell>
          <table:table-cell table:formula="of:=2*[.O28]*[.R28]/([.O28]+[.R28])" office:value-type="float" office:value="0.0158940390248147" calcext:value-type="float">
            <text:p>0.015894039</text:p>
          </table:table-cell>
          <table:table-cell table:formula="of:=IF(AND([.S28]&gt;0;[.T28]&gt;0;[.U28]&gt;0);3/((1/[.S28])+(1/[.T28])+(1/[.U28]));0)" office:value-type="float" office:value="0.0400659225504375" calcext:value-type="float">
            <text:p>0.040065922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0.371493" calcext:value-type="float">
            <text:p>0.371493</text:p>
          </table:table-cell>
          <table:table-cell office:value-type="float" office:value="0.88533" calcext:value-type="float">
            <text:p>0.88533</text:p>
          </table:table-cell>
          <table:table-cell office:value-type="float" office:value="0.449704" calcext:value-type="float">
            <text:p>0.449704</text:p>
          </table:table-cell>
          <table:table-cell office:value-type="float" office:value="0.602151" calcext:value-type="float">
            <text:p>0.602151</text:p>
          </table:table-cell>
          <table:table-cell office:value-type="float" office:value="0.993309" calcext:value-type="float">
            <text:p>0.993309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0748663" calcext:value-type="float">
            <text:p>0.0748663</text:p>
          </table:table-cell>
          <table:table-cell table:formula="of:=2*[.M29]*[.P29]/([.M29]+[.P29])" office:value-type="float" office:value="0.93621633211064" calcext:value-type="float">
            <text:p>0.9362163321</text:p>
          </table:table-cell>
          <table:table-cell table:formula="of:=2*[.N29]*[.Q29]/([.N29]+[.Q29])" office:value-type="float" office:value="0.158498384100574" calcext:value-type="float">
            <text:p>0.1584983841</text:p>
          </table:table-cell>
          <table:table-cell table:formula="of:=2*[.O29]*[.R29]/([.O29]+[.R29])" office:value-type="float" office:value="0.133174787147389" calcext:value-type="float">
            <text:p>0.1331747871</text:p>
          </table:table-cell>
          <table:table-cell table:formula="of:=IF(AND([.S29]&gt;0;[.T29]&gt;0;[.U29]&gt;0);3/((1/[.S29])+(1/[.T29])+(1/[.U29]));0)" office:value-type="float" office:value="0.201527976718093" calcext:value-type="float">
            <text:p>0.20152797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59333" calcext:value-type="float">
            <text:p>0.859333</text:p>
          </table:table-cell>
          <table:table-cell office:value-type="float" office:value="0.407205" calcext:value-type="float">
            <text:p>0.407205</text:p>
          </table:table-cell>
          <table:table-cell office:value-type="float" office:value="0.883123" calcext:value-type="float">
            <text:p>0.883123</text:p>
          </table:table-cell>
          <table:table-cell office:value-type="float" office:value="0.27" calcext:value-type="float">
            <text:p>0.27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975033" calcext:value-type="float">
            <text:p>0.975033</text:p>
          </table:table-cell>
          <table:table-cell office:value-type="float" office:value="0.102532" calcext:value-type="float">
            <text:p>0.102532</text:p>
          </table:table-cell>
          <table:table-cell office:value-type="float" office:value="0.0502645" calcext:value-type="float">
            <text:p>0.0502645</text:p>
          </table:table-cell>
          <table:table-cell table:formula="of:=2*[.M30]*[.P30]/([.M30]+[.P30])" office:value-type="float" office:value="0.926804927098693" calcext:value-type="float">
            <text:p>0.9268049271</text:p>
          </table:table-cell>
          <table:table-cell table:formula="of:=2*[.N30]*[.Q30]/([.N30]+[.Q30])" office:value-type="float" office:value="0.148624225569884" calcext:value-type="float">
            <text:p>0.1486242256</text:p>
          </table:table-cell>
          <table:table-cell table:formula="of:=2*[.O30]*[.R30]/([.O30]+[.R30])" office:value-type="float" office:value="0.0831508962360349" calcext:value-type="float">
            <text:p>0.0831508962</text:p>
          </table:table-cell>
          <table:table-cell table:formula="of:=IF(AND([.S30]&gt;0;[.T30]&gt;0;[.U30]&gt;0);3/((1/[.S30])+(1/[.T30])+(1/[.U30]));0)" office:value-type="float" office:value="0.151257841363959" calcext:value-type="float">
            <text:p>0.151257841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397412" calcext:value-type="float">
            <text:p>0.39741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31]*[.P31]/([.M31]+[.P31])" office:value-type="float" office:value="0.931219114251741" calcext:value-type="float">
            <text:p>0.9312191143</text:p>
          </table:table-cell>
          <table:table-cell table:formula="of:=2*[.N31]*[.Q31]/([.N31]+[.Q31])" office:value-type="float" office:value="0.0100502490498977" calcext:value-type="float">
            <text:p>0.010050249</text:p>
          </table:table-cell>
          <table:table-cell table:formula="of:=2*[.O31]*[.R31]/([.O31]+[.R31])" office:value-type="float" office:value="0" calcext:value-type="float">
            <text:p>0</text:p>
          </table:table-cell>
          <table:table-cell table:formula="of:=IF(AND([.S31]&gt;0;[.T31]&gt;0;[.U31]&gt;0);3/((1/[.S31])+(1/[.T31])+(1/[.U31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.87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912157" calcext:value-type="float">
            <text:p>0.912157</text:p>
          </table:table-cell>
          <table:table-cell office:value-type="float" office:value="0.288566" calcext:value-type="float">
            <text:p>0.288566</text:p>
          </table:table-cell>
          <table:table-cell office:value-type="float" office:value="0.462604" calcext:value-type="float">
            <text:p>0.462604</text:p>
          </table:table-cell>
          <table:table-cell office:value-type="float" office:value="0.966367" calcext:value-type="float">
            <text:p>0.966367</text:p>
          </table:table-cell>
          <table:table-cell office:value-type="float" office:value="0.201266" calcext:value-type="float">
            <text:p>0.201266</text:p>
          </table:table-cell>
          <table:table-cell office:value-type="float" office:value="0.224462" calcext:value-type="float">
            <text:p>0.224462</text:p>
          </table:table-cell>
          <table:table-cell table:formula="of:=2*[.M32]*[.P32]/([.M32]+[.P32])" office:value-type="float" office:value="0.938479810339394" calcext:value-type="float">
            <text:p>0.9384798103</text:p>
          </table:table-cell>
          <table:table-cell table:formula="of:=2*[.N32]*[.Q32]/([.N32]+[.Q32])" office:value-type="float" office:value="0.237136506214375" calcext:value-type="float">
            <text:p>0.2371365062</text:p>
          </table:table-cell>
          <table:table-cell table:formula="of:=2*[.O32]*[.R32]/([.O32]+[.R32])" office:value-type="float" office:value="0.302262137983833" calcext:value-type="float">
            <text:p>0.302262138</text:p>
          </table:table-cell>
          <table:table-cell table:formula="of:=IF(AND([.S32]&gt;0;[.T32]&gt;0;[.U32]&gt;0);3/((1/[.S32])+(1/[.T32])+(1/[.U32]));0)" office:value-type="float" office:value="0.349205905529054" calcext:value-type="float">
            <text:p>0.349205905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5083" calcext:value-type="float">
            <text:p>0.875083</text:p>
          </table:table-cell>
          <table:table-cell office:value-type="float" office:value="0.370362" calcext:value-type="float">
            <text:p>0.370362</text:p>
          </table:table-cell>
          <table:table-cell office:value-type="float" office:value="0.899729" calcext:value-type="float">
            <text:p>0.899729</text:p>
          </table:table-cell>
          <table:table-cell office:value-type="float" office:value="0.341317" calcext:value-type="float">
            <text:p>0.341317</text:p>
          </table:table-cell>
          <table:table-cell office:value-type="float" office:value="0.396313" calcext:value-type="float">
            <text:p>0.396313</text:p>
          </table:table-cell>
          <table:table-cell office:value-type="float" office:value="0.984235" calcext:value-type="float">
            <text:p>0.984235</text:p>
          </table:table-cell>
          <table:table-cell office:value-type="float" office:value="0.144304" calcext:value-type="float">
            <text:p>0.144304</text:p>
          </table:table-cell>
          <table:table-cell office:value-type="float" office:value="0.115591" calcext:value-type="float">
            <text:p>0.115591</text:p>
          </table:table-cell>
          <table:table-cell table:formula="of:=2*[.M33]*[.P33]/([.M33]+[.P33])" office:value-type="float" office:value="0.940086723859904" calcext:value-type="float">
            <text:p>0.9400867239</text:p>
          </table:table-cell>
          <table:table-cell table:formula="of:=2*[.N33]*[.Q33]/([.N33]+[.Q33])" office:value-type="float" office:value="0.202847110680963" calcext:value-type="float">
            <text:p>0.2028471107</text:p>
          </table:table-cell>
          <table:table-cell table:formula="of:=2*[.O33]*[.R33]/([.O33]+[.R33])" office:value-type="float" office:value="0.178979714880134" calcext:value-type="float">
            <text:p>0.1789797149</text:p>
          </table:table-cell>
          <table:table-cell table:formula="of:=IF(AND([.S33]&gt;0;[.T33]&gt;0;[.U33]&gt;0);3/((1/[.S33])+(1/[.T33])+(1/[.U33]));0)" office:value-type="float" office:value="0.25904994740094" calcext:value-type="float">
            <text:p>0.259049947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9167" calcext:value-type="float">
            <text:p>0.889167</text:p>
          </table:table-cell>
          <table:table-cell office:value-type="float" office:value="0.314043" calcext:value-type="float">
            <text:p>0.314043</text:p>
          </table:table-cell>
          <table:table-cell office:value-type="float" office:value="0.907936" calcext:value-type="float">
            <text:p>0.907936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580153" calcext:value-type="float">
            <text:p>0.580153</text:p>
          </table:table-cell>
          <table:table-cell office:value-type="float" office:value="0.990444" calcext:value-type="float">
            <text:p>0.9904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204027" calcext:value-type="float">
            <text:p>0.204027</text:p>
          </table:table-cell>
          <table:table-cell table:formula="of:=2*[.M34]*[.P34]/([.M34]+[.P34])" office:value-type="float" office:value="0.947397005429893" calcext:value-type="float">
            <text:p>0.9473970054</text:p>
          </table:table-cell>
          <table:table-cell table:formula="of:=2*[.N34]*[.Q34]/([.N34]+[.Q34])" office:value-type="float" office:value="0.275179924240385" calcext:value-type="float">
            <text:p>0.2751799242</text:p>
          </table:table-cell>
          <table:table-cell table:formula="of:=2*[.O34]*[.R34]/([.O34]+[.R34])" office:value-type="float" office:value="0.301887005868551" calcext:value-type="float">
            <text:p>0.3018870059</text:p>
          </table:table-cell>
          <table:table-cell table:formula="of:=IF(AND([.S34]&gt;0;[.T34]&gt;0;[.U34]&gt;0);3/((1/[.S34])+(1/[.T34])+(1/[.U34]));0)" office:value-type="float" office:value="0.374905926983798" calcext:value-type="float">
            <text:p>0.3749059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917" calcext:value-type="float">
            <text:p>0.897917</text:p>
          </table:table-cell>
          <table:table-cell office:value-type="float" office:value="0.412015" calcext:value-type="float">
            <text:p>0.412015</text:p>
          </table:table-cell>
          <table:table-cell office:value-type="float" office:value="0.948297" calcext:value-type="float">
            <text:p>0.948297</text:p>
          </table:table-cell>
          <table:table-cell office:value-type="float" office:value="0.396936" calcext:value-type="float">
            <text:p>0.396936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970951" calcext:value-type="float">
            <text:p>0.970951</text:p>
          </table:table-cell>
          <table:table-cell office:value-type="float" office:value="0.360759" calcext:value-type="float">
            <text:p>0.360759</text:p>
          </table:table-cell>
          <table:table-cell office:value-type="float" office:value="0.441611" calcext:value-type="float">
            <text:p>0.441611</text:p>
          </table:table-cell>
          <table:table-cell table:formula="of:=2*[.M35]*[.P35]/([.M35]+[.P35])" office:value-type="float" office:value="0.959490300833451" calcext:value-type="float">
            <text:p>0.9594903008</text:p>
          </table:table-cell>
          <table:table-cell table:formula="of:=2*[.N35]*[.Q35]/([.N35]+[.Q35])" office:value-type="float" office:value="0.377983844222279" calcext:value-type="float">
            <text:p>0.3779838442</text:p>
          </table:table-cell>
          <table:table-cell table:formula="of:=2*[.O35]*[.R35]/([.O35]+[.R35])" office:value-type="float" office:value="0.501524591316993" calcext:value-type="float">
            <text:p>0.5015245913</text:p>
          </table:table-cell>
          <table:table-cell table:formula="of:=IF(AND([.S35]&gt;0;[.T35]&gt;0;[.U35]&gt;0);3/((1/[.S35])+(1/[.T35])+(1/[.U35]));0)" office:value-type="float" office:value="0.528005786653557" calcext:value-type="float">
            <text:p>0.52800578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0.914308" calcext:value-type="float">
            <text:p>0.914308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55172" calcext:value-type="float">
            <text:p>0.555172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249367" calcext:value-type="float">
            <text:p>0.249367</text:p>
          </table:table-cell>
          <table:table-cell office:value-type="float" office:value="0.216107" calcext:value-type="float">
            <text:p>0.216107</text:p>
          </table:table-cell>
          <table:table-cell table:formula="of:=2*[.M36]*[.P36]/([.M36]+[.P36])" office:value-type="float" office:value="0.949708171172516" calcext:value-type="float">
            <text:p>0.9497081712</text:p>
          </table:table-cell>
          <table:table-cell table:formula="of:=2*[.N36]*[.Q36]/([.N36]+[.Q36])" office:value-type="float" office:value="0.33053689149695" calcext:value-type="float">
            <text:p>0.3305368915</text:p>
          </table:table-cell>
          <table:table-cell table:formula="of:=2*[.O36]*[.R36]/([.O36]+[.R36])" office:value-type="float" office:value="0.311110649723382" calcext:value-type="float">
            <text:p>0.3111106497</text:p>
          </table:table-cell>
          <table:table-cell table:formula="of:=IF(AND([.S36]&gt;0;[.T36]&gt;0;[.U36]&gt;0);3/((1/[.S36])+(1/[.T36])+(1/[.U36]));0)" office:value-type="float" office:value="0.411374424921894" calcext:value-type="float">
            <text:p>0.41137442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" calcext:value-type="float">
            <text:p>0.897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949336" calcext:value-type="float">
            <text:p>0.949336</text:p>
          </table:table-cell>
          <table:table-cell office:value-type="float" office:value="0.389549" calcext:value-type="float">
            <text:p>0.389549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0.375839" calcext:value-type="float">
            <text:p>0.375839</text:p>
          </table:table-cell>
          <table:table-cell table:formula="of:=2*[.M37]*[.P37]/([.M37]+[.P37])" office:value-type="float" office:value="0.959788141349478" calcext:value-type="float">
            <text:p>0.9597881413</text:p>
          </table:table-cell>
          <table:table-cell table:formula="of:=2*[.N37]*[.Q37]/([.N37]+[.Q37])" office:value-type="float" office:value="0.401961006761198" calcext:value-type="float">
            <text:p>0.4019610068</text:p>
          </table:table-cell>
          <table:table-cell table:formula="of:=2*[.O37]*[.R37]/([.O37]+[.R37])" office:value-type="float" office:value="0.464730448270503" calcext:value-type="float">
            <text:p>0.4647304483</text:p>
          </table:table-cell>
          <table:table-cell table:formula="of:=IF(AND([.S37]&gt;0;[.T37]&gt;0;[.U37]&gt;0);3/((1/[.S37])+(1/[.T37])+(1/[.U37]));0)" office:value-type="float" office:value="0.528030955964213" calcext:value-type="float">
            <text:p>0.52803095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75" calcext:value-type="float">
            <text:p>0.89175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911643" calcext:value-type="float">
            <text:p>0.911643</text:p>
          </table:table-cell>
          <table:table-cell office:value-type="float" office:value="0.513433" calcext:value-type="float">
            <text:p>0.513433</text:p>
          </table:table-cell>
          <table:table-cell office:value-type="float" office:value="0.562914" calcext:value-type="float">
            <text:p>0.562914</text:p>
          </table:table-cell>
          <table:table-cell office:value-type="float" office:value="0.99025" calcext:value-type="float">
            <text:p>0.99025</text:p>
          </table:table-cell>
          <table:table-cell office:value-type="float" office:value="0.217722" calcext:value-type="float">
            <text:p>0.217722</text:p>
          </table:table-cell>
          <table:table-cell office:value-type="float" office:value="0.226969" calcext:value-type="float">
            <text:p>0.226969</text:p>
          </table:table-cell>
          <table:table-cell table:formula="of:=2*[.M38]*[.P38]/([.M38]+[.P38])" office:value-type="float" office:value="0.949322049926047" calcext:value-type="float">
            <text:p>0.9493220499</text:p>
          </table:table-cell>
          <table:table-cell table:formula="of:=2*[.N38]*[.Q38]/([.N38]+[.Q38])" office:value-type="float" office:value="0.305778281283722" calcext:value-type="float">
            <text:p>0.3057782813</text:p>
          </table:table-cell>
          <table:table-cell table:formula="of:=2*[.O38]*[.R38]/([.O38]+[.R38])" office:value-type="float" office:value="0.323501145526616" calcext:value-type="float">
            <text:p>0.3235011455</text:p>
          </table:table-cell>
          <table:table-cell table:formula="of:=IF(AND([.S38]&gt;0;[.T38]&gt;0;[.U38]&gt;0);3/((1/[.S38])+(1/[.T38])+(1/[.U38]));0)" office:value-type="float" office:value="0.404590433375896" calcext:value-type="float">
            <text:p>0.40459043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4083" calcext:value-type="float">
            <text:p>0.894083</text:p>
          </table:table-cell>
          <table:table-cell office:value-type="float" office:value="0.404466" calcext:value-type="float">
            <text:p>0.404466</text:p>
          </table:table-cell>
          <table:table-cell office:value-type="float" office:value="0.952826" calcext:value-type="float">
            <text:p>0.952826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0.965395" calcext:value-type="float">
            <text:p>0.965395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373832" calcext:value-type="float">
            <text:p>0.373832</text:p>
          </table:table-cell>
          <table:table-cell table:formula="of:=2*[.M39]*[.P39]/([.M39]+[.P39])" office:value-type="float" office:value="0.959069321282584" calcext:value-type="float">
            <text:p>0.9590693213</text:p>
          </table:table-cell>
          <table:table-cell table:formula="of:=2*[.N39]*[.Q39]/([.N39]+[.Q39])" office:value-type="float" office:value="0.40697670457003" calcext:value-type="float">
            <text:p>0.4069767046</text:p>
          </table:table-cell>
          <table:table-cell table:formula="of:=2*[.O39]*[.R39]/([.O39]+[.R39])" office:value-type="float" office:value="0.459016613157743" calcext:value-type="float">
            <text:p>0.4590166132</text:p>
          </table:table-cell>
          <table:table-cell table:formula="of:=IF(AND([.S39]&gt;0;[.T39]&gt;0;[.U39]&gt;0);3/((1/[.S39])+(1/[.T39])+(1/[.U39]));0)" office:value-type="float" office:value="0.528318675254261" calcext:value-type="float">
            <text:p>0.528318675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" calcext:value-type="float">
            <text:p>0.888</text:p>
          </table:table-cell>
          <table:table-cell office:value-type="float" office:value="0.342598" calcext:value-type="float">
            <text:p>0.342598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54167" calcext:value-type="float">
            <text:p>0.55416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177333" calcext:value-type="float">
            <text:p>0.177333</text:p>
          </table:table-cell>
          <table:table-cell table:formula="of:=2*[.M40]*[.P40]/([.M40]+[.P40])" office:value-type="float" office:value="0.947373086173421" calcext:value-type="float">
            <text:p>0.9473730862</text:p>
          </table:table-cell>
          <table:table-cell table:formula="of:=2*[.N40]*[.Q40]/([.N40]+[.Q40])" office:value-type="float" office:value="0.275000347576496" calcext:value-type="float">
            <text:p>0.2750003476</text:p>
          </table:table-cell>
          <table:table-cell table:formula="of:=2*[.O40]*[.R40]/([.O40]+[.R40])" office:value-type="float" office:value="0.268686525252221" calcext:value-type="float">
            <text:p>0.2686865253</text:p>
          </table:table-cell>
          <table:table-cell table:formula="of:=IF(AND([.S40]&gt;0;[.T40]&gt;0;[.U40]&gt;0);3/((1/[.S40])+(1/[.T40])+(1/[.U40]));0)" office:value-type="float" office:value="0.356560531544728" calcext:value-type="float">
            <text:p>0.356560531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6833" calcext:value-type="float">
            <text:p>0.886833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936639" calcext:value-type="float">
            <text:p>0.936639</text:p>
          </table:table-cell>
          <table:table-cell office:value-type="float" office:value="0.372414" calcext:value-type="float">
            <text:p>0.372414</text:p>
          </table:table-cell>
          <table:table-cell office:value-type="float" office:value="0.530172" calcext:value-type="float">
            <text:p>0.530172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328" calcext:value-type="float">
            <text:p>0.328</text:p>
          </table:table-cell>
          <table:table-cell table:formula="of:=2*[.M41]*[.P41]/([.M41]+[.P41])" office:value-type="float" office:value="0.952094683375089" calcext:value-type="float">
            <text:p>0.9520946834</text:p>
          </table:table-cell>
          <table:table-cell table:formula="of:=2*[.N41]*[.Q41]/([.N41]+[.Q41])" office:value-type="float" office:value="0.356435655719938" calcext:value-type="float">
            <text:p>0.3564356557</text:p>
          </table:table-cell>
          <table:table-cell table:formula="of:=2*[.O41]*[.R41]/([.O41]+[.R41])" office:value-type="float" office:value="0.405271707769538" calcext:value-type="float">
            <text:p>0.4052717078</text:p>
          </table:table-cell>
          <table:table-cell table:formula="of:=IF(AND([.S41]&gt;0;[.T41]&gt;0;[.U41]&gt;0);3/((1/[.S41])+(1/[.T41])+(1/[.U41]));0)" office:value-type="float" office:value="0.474431946945344" calcext:value-type="float">
            <text:p>0.474431946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391511" calcext:value-type="float">
            <text:p>0.391511</text:p>
          </table:table-cell>
          <table:table-cell office:value-type="float" office:value="0.871737" calcext:value-type="float">
            <text:p>0.871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634518" calcext:value-type="float">
            <text:p>0.00634518</text:p>
          </table:table-cell>
          <table:table-cell office:value-type="float" office:value="0" calcext:value-type="float">
            <text:p>0</text:p>
          </table:table-cell>
          <table:table-cell table:formula="of:=2*[.M42]*[.P42]/([.M42]+[.P42])" office:value-type="float" office:value="0.931390944420281" calcext:value-type="float">
            <text:p>0.9313909444</text:p>
          </table:table-cell>
          <table:table-cell table:formula="of:=2*[.N42]*[.Q42]/([.N42]+[.Q42])" office:value-type="float" office:value="0.012547056121434" calcext:value-type="float">
            <text:p>0.0125470561</text:p>
          </table:table-cell>
          <table:table-cell table:formula="of:=2*[.O42]*[.R42]/([.O42]+[.R42])" office:value-type="float" office:value="0" calcext:value-type="float">
            <text:p>0</text:p>
          </table:table-cell>
          <table:table-cell table:formula="of:=IF(AND([.S42]&gt;0;[.T42]&gt;0;[.U42]&gt;0);3/((1/[.S42])+(1/[.T42])+(1/[.U42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652655" calcext:value-type="float">
            <text:p>0.652655</text:p>
          </table:table-cell>
          <table:table-cell office:value-type="float" office:value="0.897129" calcext:value-type="float">
            <text:p>0.897129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94671" calcext:value-type="float">
            <text:p>0.294671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162437" calcext:value-type="float">
            <text:p>0.162437</text:p>
          </table:table-cell>
          <table:table-cell office:value-type="float" office:value="0.124174" calcext:value-type="float">
            <text:p>0.124174</text:p>
          </table:table-cell>
          <table:table-cell table:formula="of:=2*[.M43]*[.P43]/([.M43]+[.P43])" office:value-type="float" office:value="0.92715197431349" calcext:value-type="float">
            <text:p>0.9271519743</text:p>
          </table:table-cell>
          <table:table-cell table:formula="of:=2*[.N43]*[.Q43]/([.N43]+[.Q43])" office:value-type="float" office:value="0.1984499254223" calcext:value-type="float">
            <text:p>0.1984499254</text:p>
          </table:table-cell>
          <table:table-cell table:formula="of:=2*[.O43]*[.R43]/([.O43]+[.R43])" office:value-type="float" office:value="0.174720847826762" calcext:value-type="float">
            <text:p>0.1747208478</text:p>
          </table:table-cell>
          <table:table-cell table:formula="of:=IF(AND([.S43]&gt;0;[.T43]&gt;0;[.U43]&gt;0);3/((1/[.S43])+(1/[.T43])+(1/[.U43]));0)" office:value-type="float" office:value="0.253356084954471" calcext:value-type="float">
            <text:p>0.25335608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075" calcext:value-type="float">
            <text:p>0.87075</text:p>
          </table:table-cell>
          <table:table-cell office:value-type="float" office:value="0.648589" calcext:value-type="float">
            <text:p>0.648589</text:p>
          </table:table-cell>
          <table:table-cell office:value-type="float" office:value="0.909791" calcext:value-type="float">
            <text:p>0.909791</text:p>
          </table:table-cell>
          <table:table-cell office:value-type="float" office:value="0.292469" calcext:value-type="float">
            <text:p>0.292469</text:p>
          </table:table-cell>
          <table:table-cell office:value-type="float" office:value="0.454902" calcext:value-type="float">
            <text:p>0.454902</text:p>
          </table:table-cell>
          <table:table-cell office:value-type="float" office:value="0.971243" calcext:value-type="float">
            <text:p>0.971243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155914" calcext:value-type="float">
            <text:p>0.155914</text:p>
          </table:table-cell>
          <table:table-cell table:formula="of:=2*[.M44]*[.P44]/([.M44]+[.P44])" office:value-type="float" office:value="0.939513204134534" calcext:value-type="float">
            <text:p>0.9395132041</text:p>
          </table:table-cell>
          <table:table-cell table:formula="of:=2*[.N44]*[.Q44]/([.N44]+[.Q44])" office:value-type="float" office:value="0.245587889369586" calcext:value-type="float">
            <text:p>0.2455878894</text:p>
          </table:table-cell>
          <table:table-cell table:formula="of:=2*[.O44]*[.R44]/([.O44]+[.R44])" office:value-type="float" office:value="0.232232261198135" calcext:value-type="float">
            <text:p>0.2322322612</text:p>
          </table:table-cell>
          <table:table-cell table:formula="of:=IF(AND([.S44]&gt;0;[.T44]&gt;0;[.U44]&gt;0);3/((1/[.S44])+(1/[.T44])+(1/[.U44]));0)" office:value-type="float" office:value="0.317719974880672" calcext:value-type="float">
            <text:p>0.31771997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394947" calcext:value-type="float">
            <text:p>0.39494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986338" calcext:value-type="float">
            <text:p>0.986338</text:p>
          </table:table-cell>
          <table:table-cell office:value-type="float" office:value="0.139417" calcext:value-type="float">
            <text:p>0.139417</text:p>
          </table:table-cell>
          <table:table-cell office:value-type="float" office:value="0.0645161" calcext:value-type="float">
            <text:p>0.0645161</text:p>
          </table:table-cell>
          <table:table-cell table:formula="of:=2*[.M45]*[.P45]/([.M45]+[.P45])" office:value-type="float" office:value="0.938033831215722" calcext:value-type="float">
            <text:p>0.9380338312</text:p>
          </table:table-cell>
          <table:table-cell table:formula="of:=2*[.N45]*[.Q45]/([.N45]+[.Q45])" office:value-type="float" office:value="0.196604069216288" calcext:value-type="float">
            <text:p>0.1966040692</text:p>
          </table:table-cell>
          <table:table-cell table:formula="of:=2*[.O45]*[.R45]/([.O45]+[.R45])" office:value-type="float" office:value="0.110471764112816" calcext:value-type="float">
            <text:p>0.1104717641</text:p>
          </table:table-cell>
          <table:table-cell table:formula="of:=IF(AND([.S45]&gt;0;[.T45]&gt;0;[.U45]&gt;0);3/((1/[.S45])+(1/[.T45])+(1/[.U45]));0)" office:value-type="float" office:value="0.197309862024809" calcext:value-type="float">
            <text:p>0.19730986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75" calcext:value-type="float">
            <text:p>0.89875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44681" calcext:value-type="float">
            <text:p>0.944681</text:p>
          </table:table-cell>
          <table:table-cell office:value-type="float" office:value="0.403101" calcext:value-type="float">
            <text:p>0.403101</text:p>
          </table:table-cell>
          <table:table-cell office:value-type="float" office:value="0.627404" calcext:value-type="float">
            <text:p>0.627404</text:p>
          </table:table-cell>
          <table:table-cell office:value-type="float" office:value="0.975824" calcext:value-type="float">
            <text:p>0.975824</text:p>
          </table:table-cell>
          <table:table-cell office:value-type="float" office:value="0.394937" calcext:value-type="float">
            <text:p>0.394937</text:p>
          </table:table-cell>
          <table:table-cell office:value-type="float" office:value="0.350336" calcext:value-type="float">
            <text:p>0.350336</text:p>
          </table:table-cell>
          <table:table-cell table:formula="of:=2*[.M46]*[.P46]/([.M46]+[.P46])" office:value-type="float" office:value="0.959999991818818" calcext:value-type="float">
            <text:p>0.9599999918</text:p>
          </table:table-cell>
          <table:table-cell table:formula="of:=2*[.N46]*[.Q46]/([.N46]+[.Q46])" office:value-type="float" office:value="0.398977240775502" calcext:value-type="float">
            <text:p>0.3989772408</text:p>
          </table:table-cell>
          <table:table-cell table:formula="of:=2*[.O46]*[.R46]/([.O46]+[.R46])" office:value-type="float" office:value="0.449612796334404" calcext:value-type="float">
            <text:p>0.4496127963</text:p>
          </table:table-cell>
          <table:table-cell table:formula="of:=IF(AND([.S46]&gt;0;[.T46]&gt;0;[.U46]&gt;0);3/((1/[.S46])+(1/[.T46])+(1/[.U46]));0)" office:value-type="float" office:value="0.519731494200636" calcext:value-type="float">
            <text:p>0.519731494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833" calcext:value-type="float">
            <text:p>0.890833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929017" calcext:value-type="float">
            <text:p>0.929017</text:p>
          </table:table-cell>
          <table:table-cell office:value-type="float" office:value="0.393586" calcext:value-type="float">
            <text:p>0.393586</text:p>
          </table:table-cell>
          <table:table-cell office:value-type="float" office:value="0.572549" calcext:value-type="float">
            <text:p>0.572549</text:p>
          </table:table-cell>
          <table:table-cell office:value-type="float" office:value="0.981749" calcext:value-type="float">
            <text:p>0.98174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195973" calcext:value-type="float">
            <text:p>0.195973</text:p>
          </table:table-cell>
          <table:table-cell table:formula="of:=2*[.M47]*[.P47]/([.M47]+[.P47])" office:value-type="float" office:value="0.954655369347162" calcext:value-type="float">
            <text:p>0.9546553693</text:p>
          </table:table-cell>
          <table:table-cell table:formula="of:=2*[.N47]*[.Q47]/([.N47]+[.Q47])" office:value-type="float" office:value="0.365853568988166" calcext:value-type="float">
            <text:p>0.365853569</text:p>
          </table:table-cell>
          <table:table-cell table:formula="of:=2*[.O47]*[.R47]/([.O47]+[.R47])" office:value-type="float" office:value="0.291999826099968" calcext:value-type="float">
            <text:p>0.2919998261</text:p>
          </table:table-cell>
          <table:table-cell table:formula="of:=IF(AND([.S47]&gt;0;[.T47]&gt;0;[.U47]&gt;0);3/((1/[.S47])+(1/[.T47])+(1/[.U47]));0)" office:value-type="float" office:value="0.416349084516511" calcext:value-type="float">
            <text:p>0.416349084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947628" calcext:value-type="float">
            <text:p>0.947628</text:p>
          </table:table-cell>
          <table:table-cell office:value-type="float" office:value="0.424125" calcext:value-type="float">
            <text:p>0.424125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0.973528" calcext:value-type="float">
            <text:p>0.973528</text:p>
          </table:table-cell>
          <table:table-cell office:value-type="float" office:value="0.413924" calcext:value-type="float">
            <text:p>0.413924</text:p>
          </table:table-cell>
          <table:table-cell office:value-type="float" office:value="0.410188" calcext:value-type="float">
            <text:p>0.410188</text:p>
          </table:table-cell>
          <table:table-cell table:formula="of:=2*[.M48]*[.P48]/([.M48]+[.P48])" office:value-type="float" office:value="0.960403415010546" calcext:value-type="float">
            <text:p>0.960403415</text:p>
          </table:table-cell>
          <table:table-cell table:formula="of:=2*[.N48]*[.Q48]/([.N48]+[.Q48])" office:value-type="float" office:value="0.418962415085514" calcext:value-type="float">
            <text:p>0.4189624151</text:p>
          </table:table-cell>
          <table:table-cell table:formula="of:=2*[.O48]*[.R48]/([.O48]+[.R48])" office:value-type="float" office:value="0.49959211459087" calcext:value-type="float">
            <text:p>0.4995921146</text:p>
          </table:table-cell>
          <table:table-cell table:formula="of:=IF(AND([.S48]&gt;0;[.T48]&gt;0;[.U48]&gt;0);3/((1/[.S48])+(1/[.T48])+(1/[.U48]));0)" office:value-type="float" office:value="0.552515600434204" calcext:value-type="float">
            <text:p>0.552515600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929095" calcext:value-type="float">
            <text:p>0.929095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558442" calcext:value-type="float">
            <text:p>0.558442</text:p>
          </table:table-cell>
          <table:table-cell office:value-type="float" office:value="0.980505" calcext:value-type="float">
            <text:p>0.980505</text:p>
          </table:table-cell>
          <table:table-cell office:value-type="float" office:value="0.335443" calcext:value-type="float">
            <text:p>0.335443</text:p>
          </table:table-cell>
          <table:table-cell office:value-type="float" office:value="0.230563" calcext:value-type="float">
            <text:p>0.230563</text:p>
          </table:table-cell>
          <table:table-cell table:formula="of:=2*[.M49]*[.P49]/([.M49]+[.P49])" office:value-type="float" office:value="0.954107973371387" calcext:value-type="float">
            <text:p>0.9541079734</text:p>
          </table:table-cell>
          <table:table-cell table:formula="of:=2*[.N49]*[.Q49]/([.N49]+[.Q49])" office:value-type="float" office:value="0.368311103832807" calcext:value-type="float">
            <text:p>0.3683111038</text:p>
          </table:table-cell>
          <table:table-cell table:formula="of:=2*[.O49]*[.R49]/([.O49]+[.R49])" office:value-type="float" office:value="0.32637578430048" calcext:value-type="float">
            <text:p>0.3263757843</text:p>
          </table:table-cell>
          <table:table-cell table:formula="of:=IF(AND([.S49]&gt;0;[.T49]&gt;0;[.U49]&gt;0);3/((1/[.S49])+(1/[.T49])+(1/[.U49]));0)" office:value-type="float" office:value="0.43942212952816" calcext:value-type="float">
            <text:p>0.439422129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833" calcext:value-type="float">
            <text:p>0.891833</text:p>
          </table:table-cell>
          <table:table-cell office:value-type="float" office:value="0.299354" calcext:value-type="float">
            <text:p>0.29935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429565" calcext:value-type="float">
            <text:p>0.429565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982513" calcext:value-type="float">
            <text:p>0.982513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230975" calcext:value-type="float">
            <text:p>0.230975</text:p>
          </table:table-cell>
          <table:table-cell table:formula="of:=2*[.M50]*[.P50]/([.M50]+[.P50])" office:value-type="float" office:value="0.952257654689158" calcext:value-type="float">
            <text:p>0.9522576547</text:p>
          </table:table-cell>
          <table:table-cell table:formula="of:=2*[.N50]*[.Q50]/([.N50]+[.Q50])" office:value-type="float" office:value="0.362968085260562" calcext:value-type="float">
            <text:p>0.3629680853</text:p>
          </table:table-cell>
          <table:table-cell table:formula="of:=2*[.O50]*[.R50]/([.O50]+[.R50])" office:value-type="float" office:value="0.33141805390401" calcext:value-type="float">
            <text:p>0.3314180539</text:p>
          </table:table-cell>
          <table:table-cell table:formula="of:=IF(AND([.S50]&gt;0;[.T50]&gt;0;[.U50]&gt;0);3/((1/[.S50])+(1/[.T50])+(1/[.U50]));0)" office:value-type="float" office:value="0.439719173695366" calcext:value-type="float">
            <text:p>0.439719173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667" calcext:value-type="float">
            <text:p>0.898667</text:p>
          </table:table-cell>
          <table:table-cell office:value-type="float" office:value="0.423675" calcext:value-type="float">
            <text:p>0.423675</text:p>
          </table:table-cell>
          <table:table-cell office:value-type="float" office:value="0.941014" calcext:value-type="float">
            <text:p>0.941014</text:p>
          </table:table-cell>
          <table:table-cell office:value-type="float" office:value="0.413408" calcext:value-type="float">
            <text:p>0.413408</text:p>
          </table:table-cell>
          <table:table-cell office:value-type="float" office:value="0.628297" calcext:value-type="float">
            <text:p>0.628297</text:p>
          </table:table-cell>
          <table:table-cell office:value-type="float" office:value="0.977162" calcext:value-type="float">
            <text:p>0.977162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0.3498" calcext:value-type="float">
            <text:p>0.3498</text:p>
          </table:table-cell>
          <table:table-cell table:formula="of:=2*[.M51]*[.P51]/([.M51]+[.P51])" office:value-type="float" office:value="0.958747395721769" calcext:value-type="float">
            <text:p>0.9587473957</text:p>
          </table:table-cell>
          <table:table-cell table:formula="of:=2*[.N51]*[.Q51]/([.N51]+[.Q51])" office:value-type="float" office:value="0.394141045217836" calcext:value-type="float">
            <text:p>0.3941410452</text:p>
          </table:table-cell>
          <table:table-cell table:formula="of:=2*[.O51]*[.R51]/([.O51]+[.R51])" office:value-type="float" office:value="0.449399784683932" calcext:value-type="float">
            <text:p>0.4493997847</text:p>
          </table:table-cell>
          <table:table-cell table:formula="of:=IF(AND([.S51]&gt;0;[.T51]&gt;0;[.U51]&gt;0);3/((1/[.S51])+(1/[.T51])+(1/[.U51]));0)" office:value-type="float" office:value="0.51676198299383" calcext:value-type="float">
            <text:p>0.51676198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8417" calcext:value-type="float">
            <text:p>0.858417</text:p>
          </table:table-cell>
          <table:table-cell office:value-type="float" office:value="0.657423" calcext:value-type="float">
            <text:p>0.657423</text:p>
          </table:table-cell>
          <table:table-cell office:value-type="float" office:value="0.893657" calcext:value-type="float">
            <text:p>0.893657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307229" calcext:value-type="float">
            <text:p>0.307229</text:p>
          </table:table-cell>
          <table:table-cell office:value-type="float" office:value="0.966048" calcext:value-type="float">
            <text:p>0.966048</text:p>
          </table:table-cell>
          <table:table-cell office:value-type="float" office:value="0.124682" calcext:value-type="float">
            <text:p>0.124682</text:p>
          </table:table-cell>
          <table:table-cell office:value-type="float" office:value="0.134565" calcext:value-type="float">
            <text:p>0.134565</text:p>
          </table:table-cell>
          <table:table-cell table:formula="of:=2*[.M52]*[.P52]/([.M52]+[.P52])" office:value-type="float" office:value="0.928443551569738" calcext:value-type="float">
            <text:p>0.9284435516</text:p>
          </table:table-cell>
          <table:table-cell table:formula="of:=2*[.N52]*[.Q52]/([.N52]+[.Q52])" office:value-type="float" office:value="0.17028673860749" calcext:value-type="float">
            <text:p>0.1702867386</text:p>
          </table:table-cell>
          <table:table-cell table:formula="of:=2*[.O52]*[.R52]/([.O52]+[.R52])" office:value-type="float" office:value="0.187156323467498" calcext:value-type="float">
            <text:p>0.1871563235</text:p>
          </table:table-cell>
          <table:table-cell table:formula="of:=IF(AND([.S52]&gt;0;[.T52]&gt;0;[.U52]&gt;0);3/((1/[.S52])+(1/[.T52])+(1/[.U52]));0)" office:value-type="float" office:value="0.24404834672513" calcext:value-type="float">
            <text:p>0.24404834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2083" calcext:value-type="float">
            <text:p>0.872083</text:p>
          </table:table-cell>
          <table:table-cell office:value-type="float" office:value="0.382337" calcext:value-type="float">
            <text:p>0.382337</text:p>
          </table:table-cell>
          <table:table-cell office:value-type="float" office:value="0.873536" calcext:value-type="float">
            <text:p>0.873536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-1" calcext:value-type="float">
            <text:p>-1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267176" calcext:value-type="float">
            <text:p>0.0267176</text:p>
          </table:table-cell>
          <table:table-cell office:value-type="float" office:value="0" calcext:value-type="float">
            <text:p>0</text:p>
          </table:table-cell>
          <table:table-cell table:formula="of:=2*[.M53]*[.P53]/([.M53]+[.P53])" office:value-type="float" office:value="0.93200039807134" calcext:value-type="float">
            <text:p>0.9320003981</text:p>
          </table:table-cell>
          <table:table-cell table:formula="of:=2*[.N53]*[.Q53]/([.N53]+[.Q53])" office:value-type="float" office:value="0.0506024878432257" calcext:value-type="float">
            <text:p>0.0506024878</text:p>
          </table:table-cell>
          <table:table-cell table:formula="of:=2*[.O53]*[.R53]/([.O53]+[.R53])" office:value-type="float" office:value="0" calcext:value-type="float">
            <text:p>0</text:p>
          </table:table-cell>
          <table:table-cell table:formula="of:=IF(AND([.S53]&gt;0;[.T53]&gt;0;[.U53]&gt;0);3/((1/[.S53])+(1/[.T53])+(1/[.U53]));0)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7.9933in" svg:height="3.0882in" svg:x="3.585in" svg:y="5.1319in">
            <draw:object draw:notify-on-update-of-ranges="Sheet2.A2:Sheet2.A27 Sheet2.F1:Sheet2.F1 Sheet2.F2:Sheet2.F27 Sheet2.G1:Sheet2.G1 Sheet2.G2:Sheet2.G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_train_files</text:p>
          </table:table-cell>
          <table:table-cell office:value-type="string" calcext:value-type="string">
            <text:p>without POS</text:p>
          </table:table-cell>
          <table:table-cell office:value-type="string" calcext:value-type="string">
            <text:p>with POS</text:p>
          </table:table-cell>
          <table:table-cell office:value-type="string" calcext:value-type="string">
            <text:p>wikistatus</text:p>
          </table:table-cell>
        </table:table-row>
        <table:table-row table:style-name="ro1">
          <table:table-cell table:formula="of:=CONCATENATE([.C2];&quot;/&quot;;[.D2];&quot; &quot;;[.H2])" office:value-type="string" office:string-value="0/1 " calcext:value-type="string">
            <text:p>0/1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93604880121971" calcext:value-type="float">
            <text:p>0.1936048801</text:p>
          </table:table-cell>
          <table:table-cell office:value-type="float" office:value="0.201527976718093" calcext:value-type="float">
            <text:p>0.2015279767</text:p>
          </table:table-cell>
          <table:table-cell table:formula="of:=IF([.E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3];&quot;/&quot;;[.D3];&quot; &quot;;[.H3])" office:value-type="string" office:string-value="0/1 wi" calcext:value-type="string">
            <text:p>0/1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0400659225504375" calcext:value-type="float">
            <text:p>0.0400659226</text:p>
          </table:table-cell>
          <table:table-cell table:formula="of:=IF([.E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4];&quot;/&quot;;[.D4];&quot; &quot;;[.H4])" office:value-type="string" office:string-value="1/1 " calcext:value-type="string">
            <text:p>1/1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23990636146827" calcext:value-type="float">
            <text:p>0.1239906361</text:p>
          </table:table-cell>
          <table:table-cell office:value-type="float" office:value="0" calcext:value-type="float">
            <text:p>0</text:p>
          </table:table-cell>
          <table:table-cell table:formula="of:=IF([.E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5];&quot;/&quot;;[.D5];&quot; &quot;;[.H5])" office:value-type="string" office:string-value="1/1 wi" calcext:value-type="string">
            <text:p>1/1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151257841363959" calcext:value-type="float">
            <text:p>0.1512578414</text:p>
          </table:table-cell>
          <table:table-cell table:formula="of:=IF([.E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6];&quot;/&quot;;[.D6];&quot; &quot;;[.H6])" office:value-type="string" office:string-value="0/5 " calcext:value-type="string">
            <text:p>0/5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341719523198369" calcext:value-type="float">
            <text:p>0.3417195232</text:p>
          </table:table-cell>
          <table:table-cell office:value-type="float" office:value="0.349205905529054" calcext:value-type="float">
            <text:p>0.3492059055</text:p>
          </table:table-cell>
          <table:table-cell table:formula="of:=IF([.E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7];&quot;/&quot;;[.D7];&quot; &quot;;[.H7])" office:value-type="string" office:string-value="0/5 wi" calcext:value-type="string">
            <text:p>0/5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21107024492463" calcext:value-type="float">
            <text:p>0.2110702449</text:p>
          </table:table-cell>
          <table:table-cell office:value-type="float" office:value="0.25904994740094" calcext:value-type="float">
            <text:p>0.2590499474</text:p>
          </table:table-cell>
          <table:table-cell table:formula="of:=IF([.E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8];&quot;/&quot;;[.D8];&quot; &quot;;[.H8])" office:value-type="string" office:string-value="1/5 " calcext:value-type="string">
            <text:p>1/5 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91609173359738" calcext:value-type="float">
            <text:p>0.4916091734</text:p>
          </table:table-cell>
          <table:table-cell office:value-type="float" office:value="0.374905926983798" calcext:value-type="float">
            <text:p>0.374905927</text:p>
          </table:table-cell>
          <table:table-cell table:formula="of:=IF([.E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9];&quot;/&quot;;[.D9];&quot; &quot;;[.H9])" office:value-type="string" office:string-value="1/5 wi" calcext:value-type="string">
            <text:p>1/5 w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44993562499552" calcext:value-type="float">
            <text:p>0.449935625</text:p>
          </table:table-cell>
          <table:table-cell office:value-type="float" office:value="0.528005786653557" calcext:value-type="float">
            <text:p>0.5280057867</text:p>
          </table:table-cell>
          <table:table-cell table:formula="of:=IF([.E9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0];&quot;/&quot;;[.D10];&quot; &quot;;[.H10])" office:value-type="string" office:string-value="2/5 " calcext:value-type="string">
            <text:p>2/5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197191958487" calcext:value-type="float">
            <text:p>0.508197192</text:p>
          </table:table-cell>
          <table:table-cell office:value-type="float" office:value="0.411374424921894" calcext:value-type="float">
            <text:p>0.4113744249</text:p>
          </table:table-cell>
          <table:table-cell table:formula="of:=IF([.E10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1];&quot;/&quot;;[.D11];&quot; &quot;;[.H11])" office:value-type="string" office:string-value="2/5 wi" calcext:value-type="string">
            <text:p>2/5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58772134711441" calcext:value-type="float">
            <text:p>0.3587721347</text:p>
          </table:table-cell>
          <table:table-cell office:value-type="float" office:value="0.528030955964213" calcext:value-type="float">
            <text:p>0.528030956</text:p>
          </table:table-cell>
          <table:table-cell table:formula="of:=IF([.E11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2];&quot;/&quot;;[.D12];&quot; &quot;;[.H12])" office:value-type="string" office:string-value="3/5 " calcext:value-type="string">
            <text:p>3/5 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775230980056" calcext:value-type="float">
            <text:p>0.508775231</text:p>
          </table:table-cell>
          <table:table-cell office:value-type="float" office:value="0.528318675254261" calcext:value-type="float">
            <text:p>0.5283186753</text:p>
          </table:table-cell>
          <table:table-cell table:formula="of:=IF([.E1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3];&quot;/&quot;;[.D13];&quot; &quot;;[.H13])" office:value-type="string" office:string-value="3/5 wi" calcext:value-type="string">
            <text:p>3/5 wi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72698039171376" calcext:value-type="float">
            <text:p>0.3726980392</text:p>
          </table:table-cell>
          <table:table-cell office:value-type="float" office:value="0.404590433375896" calcext:value-type="float">
            <text:p>0.4045904334</text:p>
          </table:table-cell>
          <table:table-cell table:formula="of:=IF([.E1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4];&quot;/&quot;;[.D14];&quot; &quot;;[.H14])" office:value-type="string" office:string-value="4/5 " calcext:value-type="string">
            <text:p>4/5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56856735947005" calcext:value-type="float">
            <text:p>0.4568567359</text:p>
          </table:table-cell>
          <table:table-cell office:value-type="float" office:value="0.474431946945344" calcext:value-type="float">
            <text:p>0.4744319469</text:p>
          </table:table-cell>
          <table:table-cell table:formula="of:=IF([.E1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5];&quot;/&quot;;[.D15];&quot; &quot;;[.H15])" office:value-type="string" office:string-value="4/5 wi" calcext:value-type="string">
            <text:p>4/5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290536591729492" calcext:value-type="float">
            <text:p>0.2905365917</text:p>
          </table:table-cell>
          <table:table-cell office:value-type="float" office:value="0.356560531544728" calcext:value-type="float">
            <text:p>0.3565605315</text:p>
          </table:table-cell>
          <table:table-cell table:formula="of:=IF([.E1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6];&quot;/&quot;;[.D16];&quot; &quot;;[.H16])" office:value-type="string" office:string-value="5/5 " calcext:value-type="string">
            <text:p>5/5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25600559549318" calcext:value-type="float">
            <text:p>0.2256005595</text:p>
          </table:table-cell>
          <table:table-cell office:value-type="float" office:value="0" calcext:value-type="float">
            <text:p>0</text:p>
          </table:table-cell>
          <table:table-cell table:formula="of:=IF([.E1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7];&quot;/&quot;;[.D17];&quot; &quot;;[.H17])" office:value-type="string" office:string-value="5/5 wi" calcext:value-type="string">
            <text:p>5/5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253356084954471" calcext:value-type="float">
            <text:p>0.253356085</text:p>
          </table:table-cell>
          <table:table-cell table:formula="of:=IF([.E1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8];&quot;/&quot;;[.D18];&quot; &quot;;[.H18])" office:value-type="string" office:string-value="0/8 " calcext:value-type="string">
            <text:p>0/8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81959343037623" calcext:value-type="float">
            <text:p>0.281959343</text:p>
          </table:table-cell>
          <table:table-cell office:value-type="float" office:value="0.197309862024809" calcext:value-type="float">
            <text:p>0.197309862</text:p>
          </table:table-cell>
          <table:table-cell table:formula="of:=IF([.E1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9];&quot;/&quot;;[.D19];&quot; &quot;;[.H19])" office:value-type="string" office:string-value="0/8 wi" calcext:value-type="string">
            <text:p>0/8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0655163281651594" calcext:value-type="float">
            <text:p>0.0655163282</text:p>
          </table:table-cell>
          <table:table-cell office:value-type="float" office:value="0.317719974880672" calcext:value-type="float">
            <text:p>0.3177199749</text:p>
          </table:table-cell>
          <table:table-cell table:formula="of:=IF([.E19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20];&quot;/&quot;;[.D20];&quot; &quot;;[.H20])" office:value-type="string" office:string-value="2/8 " calcext:value-type="string">
            <text:p>2/8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98143105639702" calcext:value-type="float">
            <text:p>0.4981431056</text:p>
          </table:table-cell>
          <table:table-cell office:value-type="float" office:value="0.519731494200636" calcext:value-type="float">
            <text:p>0.5197314942</text:p>
          </table:table-cell>
          <table:table-cell table:formula="of:=IF([.E20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21];&quot;/&quot;;[.D21];&quot; &quot;;[.H21])" office:value-type="string" office:string-value="2/8 wi" calcext:value-type="string">
            <text:p>2/8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6872713274499" calcext:value-type="float">
            <text:p>0.3687271327</text:p>
          </table:table-cell>
          <table:table-cell office:value-type="float" office:value="0.416349084516511" calcext:value-type="float">
            <text:p>0.4163490845</text:p>
          </table:table-cell>
          <table:table-cell table:formula="of:=IF([.E21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22];&quot;/&quot;;[.D22];&quot; &quot;;[.H22])" office:value-type="string" office:string-value="4/8 " calcext:value-type="string">
            <text:p>4/8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76275639055585" calcext:value-type="float">
            <text:p>0.4762756391</text:p>
          </table:table-cell>
          <table:table-cell office:value-type="float" office:value="0.552515600434204" calcext:value-type="float">
            <text:p>0.5525156004</text:p>
          </table:table-cell>
          <table:table-cell table:formula="of:=IF([.E2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23];&quot;/&quot;;[.D23];&quot; &quot;;[.H23])" office:value-type="string" office:string-value="4/8 wi" calcext:value-type="string">
            <text:p>4/8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98934478467642" calcext:value-type="float">
            <text:p>0.3989344785</text:p>
          </table:table-cell>
          <table:table-cell office:value-type="float" office:value="0.43942212952816" calcext:value-type="float">
            <text:p>0.4394221295</text:p>
          </table:table-cell>
          <table:table-cell table:formula="of:=IF([.E2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24];&quot;/&quot;;[.D24];&quot; &quot;;[.H24])" office:value-type="string" office:string-value="6/8 " calcext:value-type="string">
            <text:p>6/8 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81554294579854" calcext:value-type="float">
            <text:p>0.4815542946</text:p>
          </table:table-cell>
          <table:table-cell office:value-type="float" office:value="0.51676198299383" calcext:value-type="float">
            <text:p>0.516761983</text:p>
          </table:table-cell>
          <table:table-cell table:formula="of:=IF([.E2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25];&quot;/&quot;;[.D25];&quot; &quot;;[.H25])" office:value-type="string" office:string-value="6/8 wi" calcext:value-type="string">
            <text:p>6/8 wi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75021244049305" calcext:value-type="float">
            <text:p>0.375021244</text:p>
          </table:table-cell>
          <table:table-cell office:value-type="float" office:value="0.439719173695366" calcext:value-type="float">
            <text:p>0.4397191737</text:p>
          </table:table-cell>
          <table:table-cell table:formula="of:=IF([.E2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26];&quot;/&quot;;[.D26];&quot; &quot;;[.H26])" office:value-type="string" office:string-value="8/8 " calcext:value-type="string">
            <text:p>8/8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85156484866897" calcext:value-type="float">
            <text:p>0.1851564849</text:p>
          </table:table-cell>
          <table:table-cell office:value-type="float" office:value="0.24404834672513" calcext:value-type="float">
            <text:p>0.2440483467</text:p>
          </table:table-cell>
          <table:table-cell table:formula="of:=IF([.E2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27];&quot;/&quot;;[.D27];&quot; &quot;;[.H27])" office:value-type="string" office:string-value="8/8 wi" calcext:value-type="string">
            <text:p>8/8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R53">
          <table:sort>
            <table:sort-by table:field-number="3" table:data-type="automatic"/>
          </table:sort>
        </table:database-range>
        <table:database-range table:name="__Anonymous_Sheet_DB__1" table:target-range-address="Sheet2.A1:Sheet2.H27">
          <table:sort>
            <table:sort-by table:field-number="3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 Light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 Light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1:26:24.500193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12T11:36:49.339301132</dc:date>
    <dc:creator>Joseph </dc:creator>
    <meta:editing-duration>PT13M9S</meta:editing-duration>
    <meta:editing-cycles>4</meta:editing-cycles>
    <meta:document-statistic meta:table-count="2" meta:cell-count="13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F2:Sheet1.F41 Sheet1.V1:Sheet1.V41" chart:data-source-has-labels="both" svg:x="0.32cm" svg:y="0.18cm" svg:width="13.097cm" svg:height="8.64cm">
          <chartooo:coordinate-region svg:x="2.181cm" svg:y="0.38cm" svg:width="11.228cm" svg:height="6.058cm"/>
          <chart:axis chart:dimension="x" chart:name="primary-x" chart:style-name="ch4" chartooo:axis-type="auto">
            <chartooo:date-scale/>
            <chart:categories table:cell-range-address="Sheet1.F2:Sheet1.F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V2:Sheet1.V41" chart:label-cell-address="Sheet1.V1:Sheet1.V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d/2011.xml.line</text:p>
                <draw:g>
                  <svg:desc>Sheet1.F2:Sheet1.F41</svg:desc>
                </draw:g>
              </table:table-cell>
              <table:table-cell office:value-type="float" office:value="0">
                <text:p>0</text:p>
                <draw:g>
                  <svg:desc>Sheet1.V2:Sheet1.V41</svg:desc>
                </draw:g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93604880121971">
                <text:p>0.19360488012197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23990636146827">
                <text:p>0.12399063614682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1719523198369">
                <text:p>0.34171952319836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1107024492463">
                <text:p>0.2110702449246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1609173359738">
                <text:p>0.49160917335973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4993562499552">
                <text:p>0.4499356249955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197191958487">
                <text:p>0.50819719195848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8772134711441">
                <text:p>0.35877213471144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2698039171376">
                <text:p>0.37269803917137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775230980056">
                <text:p>0.50877523098005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90536591729492">
                <text:p>0.29053659172949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56856735947005">
                <text:p>0.4568567359470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25600559549318">
                <text:p>0.22560055954931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655163281651594">
                <text:p>0.06551632816515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81959343037623">
                <text:p>0.28195934303762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8143105639702">
                <text:p>0.49814310563970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6872713274499">
                <text:p>0.3687271327449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6275639055585">
                <text:p>0.47627563905558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98934478467642">
                <text:p>0.39893447846764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5021244049305">
                <text:p>0.3750212440493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81554294579854">
                <text:p>0.4815542945798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85156484866897">
                <text:p>0.18515648486689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01527976718093">
                <text:p>0.20152797671809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4431946945344">
                <text:p>0.474431946945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04cm" svg:height="7.845cm" xlink:href=".." xlink:type="simple" chart:class="chart:bar" chart:style-name="ch1">
        <chart:legend chart:legend-position="end" svg:x="17.618cm" svg:y="3.374cm" style:legend-expansion="high" chart:style-name="ch2"/>
        <chart:plot-area chart:style-name="ch3" table:cell-range-address="Sheet2.A2:Sheet2.A27 Sheet2.F1:Sheet2.G27" chart:data-source-has-labels="both" svg:x="0.406cm" svg:y="0.156cm" svg:width="16.806cm" svg:height="7.533cm">
          <chartooo:coordinate-region svg:x="1.133cm" svg:y="0.356cm" svg:width="15.93cm" svg:height="6.288cm"/>
          <chart:axis chart:dimension="x" chart:name="primary-x" chart:style-name="ch4" chartooo:axis-type="auto">
            <chartooo:date-scale/>
            <chart:categories table:cell-range-address="Sheet2.A2:Sheet2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7" chart:label-cell-address="Sheet2.F1:Sheet2.F1" chart:class="chart:bar">
            <chart:data-point chart:repeated="26"/>
          </chart:series>
          <chart:series chart:style-name="ch8" chart:values-cell-range-address="Sheet2.G2:Sheet2.G27" chart:label-cell-address="Sheet2.G1:Sheet2.G1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POS</text:p>
                <draw:g>
                  <svg:desc>Sheet2.F1:Sheet2.F1</svg:desc>
                </draw:g>
              </table:table-cell>
              <table:table-cell office:value-type="string">
                <text:p>with POS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/1 </text:p>
                <draw:g>
                  <svg:desc>Sheet2.A2:Sheet2.A27</svg:desc>
                </draw:g>
              </table:table-cell>
              <table:table-cell office:value-type="float" office:value="0.193604880121971">
                <text:p>0.193604880121971</text:p>
                <draw:g>
                  <svg:desc>Sheet2.F2:Sheet2.F27</svg:desc>
                </draw:g>
              </table:table-cell>
              <table:table-cell office:value-type="float" office:value="0.201527976718093">
                <text:p>0.201527976718093</text:p>
                <draw:g>
                  <svg:desc>Sheet2.G2:Sheet2.G27</svg:desc>
                </draw:g>
              </table:table-cell>
            </table:table-row>
            <table:table-row>
              <table:table-cell office:value-type="string">
                <text:p>0/1 wi</text:p>
              </table:table-cell>
              <table:table-cell office:value-type="float" office:value="0">
                <text:p>0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1/1 </text:p>
              </table:table-cell>
              <table:table-cell office:value-type="float" office:value="0.123990636146827">
                <text:p>0.123990636146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 wi</text:p>
              </table:table-cell>
              <table:table-cell office:value-type="float" office:value="0">
                <text:p>0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0/5 </text:p>
              </table:table-cell>
              <table:table-cell office:value-type="float" office:value="0.341719523198369">
                <text:p>0.341719523198369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0/5 wi</text:p>
              </table:table-cell>
              <table:table-cell office:value-type="float" office:value="0.21107024492463">
                <text:p>0.21107024492463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1/5 </text:p>
              </table:table-cell>
              <table:table-cell office:value-type="float" office:value="0.491609173359738">
                <text:p>0.491609173359738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1/5 wi</text:p>
              </table:table-cell>
              <table:table-cell office:value-type="float" office:value="0.44993562499552">
                <text:p>0.44993562499552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2/5 </text:p>
              </table:table-cell>
              <table:table-cell office:value-type="float" office:value="0.508197191958487">
                <text:p>0.508197191958487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2/5 wi</text:p>
              </table:table-cell>
              <table:table-cell office:value-type="float" office:value="0.358772134711441">
                <text:p>0.358772134711441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3/5 </text:p>
              </table:table-cell>
              <table:table-cell office:value-type="float" office:value="0.508775230980056">
                <text:p>0.508775230980056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3/5 wi</text:p>
              </table:table-cell>
              <table:table-cell office:value-type="float" office:value="0.372698039171376">
                <text:p>0.372698039171376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4/5 </text:p>
              </table:table-cell>
              <table:table-cell office:value-type="float" office:value="0.456856735947005">
                <text:p>0.456856735947005</text:p>
              </table:table-cell>
              <table:table-cell office:value-type="float" office:value="0.474431946945344">
                <text:p>0.474431946945344</text:p>
              </table:table-cell>
            </table:table-row>
            <table:table-row>
              <table:table-cell office:value-type="string">
                <text:p>4/5 wi</text:p>
              </table:table-cell>
              <table:table-cell office:value-type="float" office:value="0.290536591729492">
                <text:p>0.290536591729492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5/5 </text:p>
              </table:table-cell>
              <table:table-cell office:value-type="float" office:value="0.225600559549318">
                <text:p>0.22560055954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/5 wi</text:p>
              </table:table-cell>
              <table:table-cell office:value-type="float" office:value="0">
                <text:p>0</text:p>
              </table:table-cell>
              <table:table-cell office:value-type="float" office:value="0.253356084954471">
                <text:p>0.253356084954471</text:p>
              </table:table-cell>
            </table:table-row>
            <table:table-row>
              <table:table-cell office:value-type="string">
                <text:p>0/8 </text:p>
              </table:table-cell>
              <table:table-cell office:value-type="float" office:value="0.281959343037623">
                <text:p>0.281959343037623</text:p>
              </table:table-cell>
              <table:table-cell office:value-type="float" office:value="0.197309862024809">
                <text:p>0.197309862024809</text:p>
              </table:table-cell>
            </table:table-row>
            <table:table-row>
              <table:table-cell office:value-type="string">
                <text:p>0/8 wi</text:p>
              </table:table-cell>
              <table:table-cell office:value-type="float" office:value="0.0655163281651594">
                <text:p>0.0655163281651594</text:p>
              </table:table-cell>
              <table:table-cell office:value-type="float" office:value="0.317719974880672">
                <text:p>0.317719974880672</text:p>
              </table:table-cell>
            </table:table-row>
            <table:table-row>
              <table:table-cell office:value-type="string">
                <text:p>2/8 </text:p>
              </table:table-cell>
              <table:table-cell office:value-type="float" office:value="0.498143105639702">
                <text:p>0.498143105639702</text:p>
              </table:table-cell>
              <table:table-cell office:value-type="float" office:value="0.519731494200636">
                <text:p>0.519731494200636</text:p>
              </table:table-cell>
            </table:table-row>
            <table:table-row>
              <table:table-cell office:value-type="string">
                <text:p>2/8 wi</text:p>
              </table:table-cell>
              <table:table-cell office:value-type="float" office:value="0.36872713274499">
                <text:p>0.36872713274499</text:p>
              </table:table-cell>
              <table:table-cell office:value-type="float" office:value="0.416349084516511">
                <text:p>0.416349084516511</text:p>
              </table:table-cell>
            </table:table-row>
            <table:table-row>
              <table:table-cell office:value-type="string">
                <text:p>4/8 </text:p>
              </table:table-cell>
              <table:table-cell office:value-type="float" office:value="0.476275639055585">
                <text:p>0.476275639055585</text:p>
              </table:table-cell>
              <table:table-cell office:value-type="float" office:value="0.552515600434204">
                <text:p>0.552515600434204</text:p>
              </table:table-cell>
            </table:table-row>
            <table:table-row>
              <table:table-cell office:value-type="string">
                <text:p>4/8 wi</text:p>
              </table:table-cell>
              <table:table-cell office:value-type="float" office:value="0.398934478467642">
                <text:p>0.398934478467642</text:p>
              </table:table-cell>
              <table:table-cell office:value-type="float" office:value="0.43942212952816">
                <text:p>0.43942212952816</text:p>
              </table:table-cell>
            </table:table-row>
            <table:table-row>
              <table:table-cell office:value-type="string">
                <text:p>6/8 </text:p>
              </table:table-cell>
              <table:table-cell office:value-type="float" office:value="0.481554294579854">
                <text:p>0.481554294579854</text:p>
              </table:table-cell>
              <table:table-cell office:value-type="float" office:value="0.51676198299383">
                <text:p>0.51676198299383</text:p>
              </table:table-cell>
            </table:table-row>
            <table:table-row>
              <table:table-cell office:value-type="string">
                <text:p>6/8 wi</text:p>
              </table:table-cell>
              <table:table-cell office:value-type="float" office:value="0.375021244049305">
                <text:p>0.375021244049305</text:p>
              </table:table-cell>
              <table:table-cell office:value-type="float" office:value="0.439719173695366">
                <text:p>0.439719173695366</text:p>
              </table:table-cell>
            </table:table-row>
            <table:table-row>
              <table:table-cell office:value-type="string">
                <text:p>8/8 </text:p>
              </table:table-cell>
              <table:table-cell office:value-type="float" office:value="0.185156484866897">
                <text:p>0.185156484866897</text:p>
              </table:table-cell>
              <table:table-cell office:value-type="float" office:value="0.24404834672513">
                <text:p>0.24404834672513</text:p>
              </table:table-cell>
            </table:table-row>
            <table:table-row>
              <table:table-cell office:value-type="string">
                <text:p>8/8 w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